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mbria Math" svg:font-family="'Cambria Math'"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37137c" officeooo:paragraph-rsid="0037137c"/>
    </style:style>
    <style:style style:name="P2" style:family="paragraph" style:parent-style-name="Standard">
      <style:paragraph-properties fo:margin-left="1.8866in" fo:margin-right="0in" fo:text-indent="-1.3819in" style:auto-text-indent="false"/>
      <style:text-properties fo:color="#000000" officeooo:paragraph-rsid="001cf850"/>
    </style:style>
    <style:style style:name="P3" style:family="paragraph" style:parent-style-name="Standard">
      <style:paragraph-properties fo:margin-left="0in" fo:margin-right="0in" fo:line-height="0.2555in" fo:text-align="center" style:justify-single-word="false" fo:text-indent="0in" style:auto-text-indent="false"/>
      <style:text-properties fo:color="#000000" officeooo:paragraph-rsid="001cf850"/>
    </style:style>
    <style:style style:name="P4" style:family="paragraph" style:parent-style-name="Standard">
      <style:paragraph-properties fo:margin-left="0in" fo:margin-right="0in" fo:text-align="start" style:justify-single-word="false" fo:text-indent="0in" style:auto-text-indent="false"/>
      <style:text-properties fo:color="#000000" officeooo:paragraph-rsid="001cf850"/>
    </style:style>
    <style:style style:name="P5" style:family="paragraph" style:parent-style-name="Standard">
      <style:paragraph-properties fo:margin-left="0in" fo:margin-right="0in" fo:text-align="start" style:justify-single-word="false" fo:text-indent="0in" style:auto-text-indent="false"/>
      <style:text-properties fo:color="#000000" officeooo:paragraph-rsid="001d311a"/>
    </style:style>
    <style:style style:name="P6" style:family="paragraph" style:parent-style-name="Standard">
      <style:paragraph-properties fo:margin-left="0in" fo:margin-right="0in" fo:text-align="start" style:justify-single-word="false" fo:text-indent="0in" style:auto-text-indent="false"/>
      <style:text-properties fo:color="#000000" officeooo:paragraph-rsid="001e65c3"/>
    </style:style>
    <style:style style:name="P7" style:family="paragraph" style:parent-style-name="Standard">
      <style:paragraph-properties fo:margin-left="0in" fo:margin-right="0in" fo:text-align="start" style:justify-single-word="false" fo:text-indent="0in" style:auto-text-indent="false"/>
      <style:text-properties fo:color="#000000" officeooo:rsid="001cf850" officeooo:paragraph-rsid="001d311a"/>
    </style:style>
    <style:style style:name="P8" style:family="paragraph" style:parent-style-name="Standard">
      <style:paragraph-properties fo:margin-left="0in" fo:margin-right="0in" fo:text-align="start" style:justify-single-word="false" fo:text-indent="0in" style:auto-text-indent="false"/>
      <style:text-properties fo:color="#000000" officeooo:rsid="001d311a" officeooo:paragraph-rsid="001e65c3"/>
    </style:style>
    <style:style style:name="P9" style:family="paragraph" style:parent-style-name="Standard">
      <style:paragraph-properties fo:margin-left="0in" fo:margin-right="0in" fo:text-align="start" style:justify-single-word="false" fo:text-indent="0in" style:auto-text-indent="false"/>
      <style:text-properties fo:color="#000000" officeooo:rsid="002c3b81" officeooo:paragraph-rsid="002c3b81"/>
    </style:style>
    <style:style style:name="P10" style:family="paragraph" style:parent-style-name="Standard">
      <style:paragraph-properties fo:margin-left="0in" fo:margin-right="0in" fo:text-align="start" style:justify-single-word="false" fo:text-indent="0in" style:auto-text-indent="false"/>
      <style:text-properties fo:color="#000000" style:font-name="Times New Roman" fo:font-size="13pt" fo:letter-spacing="-0.0008in" officeooo:paragraph-rsid="001cf850" style:font-name-asian="Times New Roman1" style:font-size-asian="13pt" style:font-name-complex="Times New Roman1" style:font-size-complex="13pt"/>
    </style:style>
    <style:style style:name="P11" style:family="paragraph" style:parent-style-name="Standard">
      <style:paragraph-properties fo:margin-left="0in" fo:margin-right="0in" fo:text-align="start" style:justify-single-word="false" fo:text-indent="0in" style:auto-text-indent="false"/>
      <style:text-properties fo:color="#000000" style:font-name="Times New Roman" fo:font-size="13pt" fo:letter-spacing="-0.0008in" fo:font-weight="normal" officeooo:rsid="001cf850" officeooo:paragraph-rsid="001cf850" style:font-name-asian="Times New Roman1" style:font-size-asian="13pt" style:font-weight-asian="normal" style:font-name-complex="Times New Roman1" style:font-size-complex="13pt" style:font-weight-complex="normal" style:text-scale="99%"/>
    </style:style>
    <style:style style:name="P12" style:family="paragraph" style:parent-style-name="Standard">
      <style:paragraph-properties fo:margin-left="0in" fo:margin-right="0in" fo:text-align="start" style:justify-single-word="false" fo:text-indent="0in" style:auto-text-indent="false"/>
      <style:text-properties fo:color="#000000" style:font-name="Times New Roman" fo:font-size="13pt" fo:letter-spacing="-0.0008in" fo:font-weight="normal" officeooo:rsid="001cf850" officeooo:paragraph-rsid="001d311a" style:font-name-asian="Times New Roman1" style:font-size-asian="13pt" style:font-weight-asian="normal" style:font-name-complex="Times New Roman1" style:font-size-complex="13pt" style:font-weight-complex="normal" style:text-scale="99%"/>
    </style:style>
    <style:style style:name="P13" style:family="paragraph" style:parent-style-name="Standard">
      <style:paragraph-properties fo:margin-left="0in" fo:margin-right="0in" fo:text-align="start" style:justify-single-word="false" fo:text-indent="0in" style:auto-text-indent="false"/>
      <style:text-properties fo:color="#000000" style:font-name="Century Schoolbook L" fo:font-size="16pt" fo:letter-spacing="-0.0008in" fo:font-weight="normal" officeooo:rsid="001cf850" officeooo:paragraph-rsid="001cf850" style:font-name-asian="Arial1" style:font-size-asian="16pt" style:font-weight-asian="normal" style:font-name-complex="Arial1" style:font-size-complex="16pt"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color="#000000" style:text-position="0% 100%" style:font-name="Times New Roman" fo:font-size="13pt" fo:letter-spacing="-0.0008in" fo:font-weight="normal" officeooo:rsid="001cf850" officeooo:paragraph-rsid="001cf850" style:font-name-asian="Times New Roman1" style:font-size-asian="13pt" style:font-weight-asian="normal" style:font-name-complex="Times New Roman1" style:font-size-complex="13pt" style:font-weight-complex="normal" style:text-scale="99%"/>
    </style:style>
    <style:style style:name="P15" style:family="paragraph" style:parent-style-name="Standard">
      <style:paragraph-properties fo:margin-left="0in" fo:margin-right="0in" fo:text-align="start" style:justify-single-word="false" fo:text-indent="0in" style:auto-text-indent="false"/>
      <style:text-properties fo:color="#000000" style:text-position="0% 100%" style:font-name="Times New Roman" fo:font-size="13pt" fo:letter-spacing="-0.0008in" fo:font-weight="normal" officeooo:rsid="001cf850" officeooo:paragraph-rsid="001d311a" style:font-name-asian="Times New Roman1" style:font-size-asian="13pt" style:font-weight-asian="normal" style:font-name-complex="Times New Roman1" style:font-size-complex="13pt" style:font-weight-complex="normal" style:text-scale="99%"/>
    </style:style>
    <style:style style:name="P16" style:family="paragraph" style:parent-style-name="Standard">
      <style:paragraph-properties fo:margin-left="0in" fo:margin-right="0in" fo:text-align="start" style:justify-single-word="false" fo:text-indent="0in" style:auto-text-indent="false"/>
      <style:text-properties fo:color="#000000" style:text-position="0% 100%" style:font-name="Times New Roman" fo:font-size="13pt" fo:letter-spacing="-0.0008in" fo:font-weight="normal" officeooo:rsid="001d311a" officeooo:paragraph-rsid="001d311a" style:font-name-asian="Times New Roman1" style:font-size-asian="13pt" style:font-weight-asian="normal" style:font-name-complex="Times New Roman1" style:font-size-complex="13pt" style:font-weight-complex="normal" style:text-scale="99%"/>
    </style:style>
    <style:style style:name="P17" style:family="paragraph" style:parent-style-name="Standard">
      <style:paragraph-properties fo:margin-left="0in" fo:margin-right="0in" fo:text-align="start" style:justify-single-word="false" fo:text-indent="0in" style:auto-text-indent="false"/>
      <style:text-properties fo:color="#000000" style:text-position="0% 100%" style:font-name="Times New Roman" fo:font-size="13pt" fo:letter-spacing="-0.0008in" fo:font-weight="normal" officeooo:rsid="002c3b81" officeooo:paragraph-rsid="002c3b81" style:font-name-asian="Times New Roman1" style:font-size-asian="13pt" style:font-weight-asian="normal" style:font-name-complex="Times New Roman1" style:font-size-complex="13pt" style:font-weight-complex="normal" style:text-scale="99%"/>
    </style:style>
    <style:style style:name="P18" style:family="paragraph" style:parent-style-name="Standard">
      <style:paragraph-properties fo:margin-left="0in" fo:margin-right="0in" fo:text-align="start" style:justify-single-word="false" fo:text-indent="0in" style:auto-text-indent="false"/>
      <style:text-properties fo:color="#000000" style:text-position="0% 100%" style:font-name="Times New Roman" fo:font-size="13pt" fo:letter-spacing="-0.0008in" fo:font-weight="normal" officeooo:rsid="001e65c3" officeooo:paragraph-rsid="001e65c3" style:font-name-asian="Times New Roman1" style:font-size-asian="13pt" style:font-weight-asian="normal" style:font-name-complex="Times New Roman1" style:font-size-complex="13pt" style:font-weight-complex="normal" style:text-scale="99%"/>
    </style:style>
    <style:style style:name="P19" style:family="paragraph" style:parent-style-name="Standard">
      <style:paragraph-properties fo:margin-left="0in" fo:margin-right="0in" fo:text-align="start" style:justify-single-word="false" fo:text-indent="0in" style:auto-text-indent="false"/>
      <style:text-properties fo:color="#000000" style:text-position="0% 100%" style:font-name="Times New Roman" fo:font-size="13pt" fo:letter-spacing="-0.0008in" fo:font-weight="normal" officeooo:rsid="001e65c3" officeooo:paragraph-rsid="002efb03" style:font-name-asian="Times New Roman1" style:font-size-asian="13pt" style:font-weight-asian="normal" style:font-name-complex="Times New Roman1" style:font-size-complex="13pt" style:font-weight-complex="normal" style:text-scale="99%"/>
    </style:style>
    <style:style style:name="P20" style:family="paragraph" style:parent-style-name="Standard">
      <style:paragraph-properties fo:margin-left="0in" fo:margin-right="0in" fo:text-align="start" style:justify-single-word="false" fo:text-indent="0in" style:auto-text-indent="false"/>
      <style:text-properties fo:color="#000000" style:text-position="0% 100%" style:font-name="Times New Roman" fo:font-size="13pt" fo:letter-spacing="-0.0008in" fo:font-weight="normal" officeooo:rsid="00202e59" officeooo:paragraph-rsid="00275ebc" style:font-name-asian="Times New Roman1" style:font-size-asian="13pt" style:font-weight-asian="normal" style:font-name-complex="Times New Roman1" style:font-size-complex="13pt" style:font-weight-complex="normal" style:text-scale="99%"/>
    </style:style>
    <style:style style:name="P21" style:family="paragraph" style:parent-style-name="Standard">
      <style:paragraph-properties fo:margin-left="0in" fo:margin-right="0in" fo:text-align="start" style:justify-single-word="false" fo:text-indent="0in" style:auto-text-indent="false"/>
      <style:text-properties fo:color="#000000" style:text-position="0% 100%" style:font-name="Times New Roman" fo:font-size="12pt" fo:letter-spacing="-0.0008in" fo:font-weight="normal" officeooo:rsid="00202e59" officeooo:paragraph-rsid="00202e59" style:font-name-asian="Times New Roman1" style:font-size-asian="12pt" style:font-weight-asian="normal" style:font-name-complex="Times New Roman1" style:font-size-complex="12pt" style:font-weight-complex="normal" style:text-scale="99%"/>
    </style:style>
    <style:style style:name="P22" style:family="paragraph" style:parent-style-name="Standard">
      <style:paragraph-properties fo:margin-left="0in" fo:margin-right="0in" fo:text-align="start" style:justify-single-word="false" fo:text-indent="0in" style:auto-text-indent="false"/>
      <style:text-properties fo:color="#000000" style:text-position="0% 100%" style:font-name="Times New Roman" fo:font-size="12pt" fo:letter-spacing="-0.0008in" fo:font-weight="normal" officeooo:rsid="0021573c" officeooo:paragraph-rsid="0021573c" style:font-name-asian="Times New Roman1" style:font-size-asian="12pt" style:font-weight-asian="normal" style:font-name-complex="Times New Roman1" style:font-size-complex="12pt" style:font-weight-complex="normal" style:text-scale="99%"/>
    </style:style>
    <style:style style:name="P23" style:family="paragraph" style:parent-style-name="Standard">
      <style:paragraph-properties fo:margin-left="0in" fo:margin-right="0in" fo:text-align="start" style:justify-single-word="false" fo:text-indent="0in" style:auto-text-indent="false"/>
      <style:text-properties fo:color="#6666ff" officeooo:paragraph-rsid="001d311a"/>
    </style:style>
    <style:style style:name="P24" style:family="paragraph" style:parent-style-name="Standard">
      <style:paragraph-properties fo:margin-left="0in" fo:margin-right="0in" fo:text-align="start" style:justify-single-word="false" fo:text-indent="0in" style:auto-text-indent="false"/>
      <style:text-properties fo:color="#6666ff" officeooo:rsid="001cf850" officeooo:paragraph-rsid="001cf850"/>
    </style:style>
    <style:style style:name="P25" style:family="paragraph" style:parent-style-name="Standard">
      <style:paragraph-properties fo:margin-left="0in" fo:margin-right="0in" fo:text-align="start" style:justify-single-word="false" fo:text-indent="0in" style:auto-text-indent="false"/>
      <style:text-properties fo:color="#6666ff" officeooo:rsid="001cf850" officeooo:paragraph-rsid="001d311a"/>
    </style:style>
    <style:style style:name="P26" style:family="paragraph" style:parent-style-name="Standard">
      <style:paragraph-properties fo:margin-left="0in" fo:margin-right="0in" fo:text-align="start" style:justify-single-word="false" fo:text-indent="0in" style:auto-text-indent="false"/>
      <style:text-properties fo:color="#6666ff" officeooo:rsid="001d311a" officeooo:paragraph-rsid="001d311a"/>
    </style:style>
    <style:style style:name="P27" style:family="paragraph" style:parent-style-name="Standard">
      <style:paragraph-properties fo:margin-left="0in" fo:margin-right="0in" fo:text-align="start" style:justify-single-word="false" fo:text-indent="0in" style:auto-text-indent="false"/>
      <style:text-properties fo:color="#6666ff" officeooo:rsid="002c3b81" officeooo:paragraph-rsid="002c3b81"/>
    </style:style>
    <style:style style:name="P28" style:family="paragraph" style:parent-style-name="Standard">
      <style:paragraph-properties fo:margin-left="0in" fo:margin-right="0in" fo:text-align="start" style:justify-single-word="false" fo:text-indent="0in" style:auto-text-indent="false"/>
      <style:text-properties fo:color="#6666ff" style:font-name="Century Schoolbook L" fo:font-size="16pt" officeooo:rsid="00202e59" officeooo:paragraph-rsid="00275ebc" style:font-size-asian="16pt" style:font-size-complex="16pt"/>
    </style:style>
    <style:style style:name="P29" style:family="paragraph" style:parent-style-name="Standard">
      <style:paragraph-properties fo:margin-left="0in" fo:margin-right="0in" fo:text-align="start" style:justify-single-word="false" fo:text-indent="0in" style:auto-text-indent="false"/>
      <style:text-properties fo:color="#6666ff" style:font-name="Century Schoolbook L" fo:font-size="16pt" fo:letter-spacing="-0.0008in" fo:font-weight="normal" officeooo:rsid="001cf850" officeooo:paragraph-rsid="001cf850" style:font-name-asian="Arial1" style:font-size-asian="16pt" style:font-weight-asian="normal" style:font-name-complex="Arial1" style:font-size-complex="16pt" style:font-weight-complex="normal"/>
    </style:style>
    <style:style style:name="P30" style:family="paragraph" style:parent-style-name="Standard">
      <style:paragraph-properties fo:margin-left="0in" fo:margin-right="0in" fo:text-align="start" style:justify-single-word="false" fo:text-indent="0in" style:auto-text-indent="false"/>
      <style:text-properties fo:color="#6666ff" style:font-name="Times New Roman" fo:font-size="13pt" fo:letter-spacing="-0.0008in" fo:font-weight="normal" officeooo:rsid="001cf850" officeooo:paragraph-rsid="001cf850" style:font-name-asian="Times New Roman1" style:font-size-asian="13pt" style:font-weight-asian="normal" style:font-name-complex="Times New Roman1" style:font-size-complex="13pt" style:font-weight-complex="normal" style:text-scale="99%"/>
    </style:style>
    <style:style style:name="P31" style:family="paragraph" style:parent-style-name="Standard">
      <style:paragraph-properties fo:margin-left="0in" fo:margin-right="0in" fo:text-align="start" style:justify-single-word="false" fo:text-indent="0in" style:auto-text-indent="false"/>
      <style:text-properties fo:color="#6666ff" style:text-position="0% 100%" style:font-name="Times New Roman" fo:font-size="13pt" fo:letter-spacing="-0.0008in" fo:font-weight="normal" officeooo:rsid="001d311a" officeooo:paragraph-rsid="001d311a" style:font-name-asian="Times New Roman1" style:font-size-asian="13pt" style:font-weight-asian="normal" style:font-name-complex="Times New Roman1" style:font-size-complex="13pt" style:font-weight-complex="normal" style:text-scale="99%"/>
    </style:style>
    <style:style style:name="P32" style:family="paragraph" style:parent-style-name="Standard">
      <style:paragraph-properties fo:margin-left="0in" fo:margin-right="0in" fo:text-align="start" style:justify-single-word="false" fo:text-indent="0in" style:auto-text-indent="false"/>
      <style:text-properties fo:color="#6666ff" style:text-position="0% 100%" style:font-name="Times New Roman" fo:font-size="13pt" fo:letter-spacing="-0.0008in" fo:font-weight="normal" officeooo:rsid="002c3b81" officeooo:paragraph-rsid="002c3b81" style:font-name-asian="Times New Roman1" style:font-size-asian="13pt" style:font-weight-asian="normal" style:font-name-complex="Times New Roman1" style:font-size-complex="13pt" style:font-weight-complex="normal" style:text-scale="99%"/>
    </style:style>
    <style:style style:name="P33" style:family="paragraph" style:parent-style-name="Standard">
      <style:paragraph-properties fo:margin-left="0in" fo:margin-right="0in" fo:text-align="start" style:justify-single-word="false" fo:text-indent="0in" style:auto-text-indent="false"/>
      <style:text-properties fo:color="#6666ff" style:text-position="0% 100%" style:font-name="Times New Roman" fo:font-size="13pt" fo:letter-spacing="-0.0008in" fo:font-weight="normal" officeooo:rsid="001e65c3" officeooo:paragraph-rsid="001e65c3" style:font-name-asian="Times New Roman1" style:font-size-asian="13pt" style:font-weight-asian="normal" style:font-name-complex="Times New Roman1" style:font-size-complex="13pt" style:font-weight-complex="normal" style:text-scale="99%"/>
    </style:style>
    <style:style style:name="P34" style:family="paragraph" style:parent-style-name="Standard">
      <style:paragraph-properties fo:margin-left="0in" fo:margin-right="0in" fo:text-align="start" style:justify-single-word="false" fo:text-indent="0in" style:auto-text-indent="false"/>
      <style:text-properties fo:color="#6666ff" style:text-position="0% 100%" style:font-name="Century Schoolbook L" fo:font-size="16pt" fo:letter-spacing="-0.0008in" fo:font-weight="normal" officeooo:rsid="001cf850" officeooo:paragraph-rsid="001d311a" style:font-name-asian="Arial1" style:font-size-asian="16pt" style:font-weight-asian="normal" style:font-name-complex="Arial1" style:font-size-complex="16pt" style:font-weight-complex="normal" style:text-scale="99%"/>
    </style:style>
    <style:style style:name="P35" style:family="paragraph" style:parent-style-name="Standard">
      <style:paragraph-properties fo:margin-left="0in" fo:margin-right="0in" fo:text-align="start" style:justify-single-word="false" fo:text-indent="0in" style:auto-text-indent="false"/>
      <style:text-properties fo:color="#6666ff" style:text-position="0% 100%" style:font-name="Century Schoolbook L" fo:font-size="16pt" fo:letter-spacing="-0.0008in" fo:font-weight="normal" officeooo:rsid="001e65c3" officeooo:paragraph-rsid="001e65c3" style:font-name-asian="Times New Roman1" style:font-size-asian="16pt" style:font-weight-asian="normal" style:font-name-complex="Times New Roman1" style:font-size-complex="16pt" style:font-weight-complex="normal" style:text-scale="99%"/>
    </style:style>
    <style:style style:name="P36" style:family="paragraph" style:parent-style-name="Standard">
      <style:paragraph-properties fo:margin-left="0in" fo:margin-right="0in" fo:text-align="start" style:justify-single-word="false" fo:text-indent="0in" style:auto-text-indent="false"/>
      <style:text-properties fo:color="#6666ff" style:text-position="0% 100%" style:font-name="Century Schoolbook L" fo:font-size="16pt" fo:letter-spacing="-0.0008in" fo:font-weight="normal" officeooo:rsid="001e65c3" officeooo:paragraph-rsid="002efb03" style:font-name-asian="Times New Roman1" style:font-size-asian="16pt" style:font-weight-asian="normal" style:font-name-complex="Times New Roman1" style:font-size-complex="16pt" style:font-weight-complex="normal" style:text-scale="99%"/>
    </style:style>
    <style:style style:name="P37" style:family="paragraph" style:parent-style-name="Standard">
      <style:paragraph-properties fo:margin-left="0in" fo:margin-right="0in" fo:margin-top="0in" fo:margin-bottom="0.1965in" loext:contextual-spacing="false" fo:text-align="start" style:justify-single-word="false" fo:text-indent="0in" style:auto-text-indent="false"/>
      <style:text-properties fo:color="#000000" style:font-name="Times New Roman" fo:font-size="12pt" fo:font-weight="normal" officeooo:paragraph-rsid="00336533" style:font-size-asian="12pt" style:font-weight-asian="normal" style:font-size-complex="12pt" style:font-weight-complex="normal"/>
    </style:style>
    <style:style style:name="P38" style:family="paragraph" style:parent-style-name="Standard">
      <style:paragraph-properties fo:margin-left="0in" fo:margin-right="0in" fo:margin-top="0in" fo:margin-bottom="0.1965in" loext:contextual-spacing="false" fo:text-align="start" style:justify-single-word="false" fo:text-indent="0in" style:auto-text-indent="false"/>
      <style:text-properties fo:color="#000000" style:text-position="0% 100%" style:font-name="Times New Roman" fo:font-size="12pt" fo:letter-spacing="-0.0008in" fo:font-weight="normal" officeooo:rsid="00275ebc" officeooo:paragraph-rsid="00275ebc" style:font-name-asian="Times New Roman1" style:font-size-asian="12pt" style:font-weight-asian="normal" style:font-name-complex="Times New Roman1" style:font-size-complex="12pt" style:font-weight-complex="normal" style:text-scale="99%"/>
    </style:style>
    <style:style style:name="P39" style:family="paragraph" style:parent-style-name="Standard">
      <style:paragraph-properties fo:margin-left="0in" fo:margin-right="0in" fo:margin-top="0in" fo:margin-bottom="0.1965in" loext:contextual-spacing="false" fo:text-align="start" style:justify-single-word="false" fo:text-indent="0in" style:auto-text-indent="false"/>
      <style:text-properties fo:color="#6666ff" style:font-name="Century Schoolbook L" fo:font-size="16pt" fo:font-weight="normal" officeooo:rsid="00202e59" officeooo:paragraph-rsid="00275ebc" style:font-size-asian="16pt" style:font-weight-asian="normal" style:font-size-complex="16pt" style:font-weight-complex="normal"/>
    </style:style>
    <style:style style:name="P40" style:family="paragraph" style:parent-style-name="Preformatted_20_Text">
      <style:paragraph-properties fo:margin-left="0in" fo:margin-right="0in" fo:text-align="start" style:justify-single-word="false" fo:text-indent="0in" style:auto-text-indent="false"/>
      <style:text-properties fo:color="#000000" style:font-name="Times New Roman" fo:font-size="12pt" fo:font-weight="normal" officeooo:paragraph-rsid="00202e59" style:font-size-asian="12pt" style:font-weight-asian="normal" style:font-size-complex="12pt" style:font-weight-complex="normal"/>
    </style:style>
    <style:style style:name="P41" style:family="paragraph" style:parent-style-name="Preformatted_20_Text">
      <style:paragraph-properties fo:margin-left="0in" fo:margin-right="0in" fo:text-align="start" style:justify-single-word="false" fo:text-indent="0in" style:auto-text-indent="false"/>
      <style:text-properties fo:color="#000000" style:font-name="Times New Roman" fo:font-size="12pt" fo:font-weight="normal" officeooo:paragraph-rsid="002f8334" style:font-size-asian="12pt" style:font-weight-asian="normal" style:font-size-complex="12pt" style:font-weight-complex="normal"/>
    </style:style>
    <style:style style:name="P42" style:family="paragraph" style:parent-style-name="Preformatted_20_Text">
      <style:paragraph-properties fo:margin-left="0in" fo:margin-right="0in" fo:text-align="start" style:justify-single-word="false" fo:text-indent="0in" style:auto-text-indent="false"/>
      <style:text-properties fo:color="#000000" style:font-name="Times New Roman" fo:font-size="12pt" fo:font-weight="normal" officeooo:rsid="0021573c" officeooo:paragraph-rsid="002f8334" style:font-size-asian="12pt" style:font-weight-asian="normal" style:font-size-complex="12pt" style:font-weight-complex="normal"/>
    </style:style>
    <style:style style:name="P43" style:family="paragraph" style:parent-style-name="Preformatted_20_Text">
      <style:paragraph-properties fo:margin-left="0in" fo:margin-right="0in" fo:text-align="start" style:justify-single-word="false" fo:text-indent="0in" style:auto-text-indent="false"/>
      <style:text-properties fo:color="#000000" style:text-position="0% 100%" style:font-name="Times New Roman" fo:font-size="12pt" fo:letter-spacing="-0.0008in" fo:font-weight="normal" officeooo:rsid="002314f2" officeooo:paragraph-rsid="0021573c" style:font-name-asian="Times New Roman1" style:font-size-asian="12pt" style:font-weight-asian="normal" style:font-name-complex="Times New Roman1" style:font-size-complex="12pt" style:font-weight-complex="normal" style:text-scale="99%"/>
    </style:style>
    <style:style style:name="P44" style:family="paragraph" style:parent-style-name="Standard">
      <style:text-properties fo:color="#000000" style:font-name="Times New Roman" fo:font-size="12pt" fo:font-weight="normal" officeooo:paragraph-rsid="002782b3" style:font-size-asian="12pt" style:font-weight-asian="normal" style:font-size-complex="12pt" style:font-weight-complex="normal"/>
    </style:style>
    <style:style style:name="P45" style:family="paragraph" style:parent-style-name="Standard">
      <style:text-properties fo:color="#000000" style:font-name="Times New Roman" fo:font-size="12pt" fo:font-weight="normal" officeooo:rsid="00202e59" officeooo:paragraph-rsid="00221106" style:font-size-asian="12pt" style:font-weight-asian="normal" style:font-size-complex="12pt" style:font-weight-complex="normal"/>
    </style:style>
    <style:style style:name="P46" style:family="paragraph" style:parent-style-name="Standard">
      <style:text-properties fo:color="#000000" style:font-name="Times New Roman" fo:font-size="12pt" fo:font-weight="normal" officeooo:paragraph-rsid="003a4558" style:font-size-asian="12pt" style:font-weight-asian="normal" style:font-size-complex="12pt" style:font-weight-complex="normal"/>
    </style:style>
    <style:style style:name="P47" style:family="paragraph" style:parent-style-name="Preformatted_20_Text">
      <style:paragraph-properties fo:margin-top="0in" fo:margin-bottom="0.1965in" loext:contextual-spacing="false"/>
      <style:text-properties fo:color="#000000" style:font-name="DejaVu Sans Mono" fo:font-size="9pt"/>
    </style:style>
    <style:style style:name="P48" style:family="paragraph" style:parent-style-name="Preformatted_20_Text">
      <style:paragraph-properties fo:margin-top="0in" fo:margin-bottom="0.1965in" loext:contextual-spacing="false"/>
      <style:text-properties fo:color="#000000" style:font-name="DejaVu Sans Mono" fo:font-size="9pt" officeooo:rsid="0024ab7c" officeooo:paragraph-rsid="002dadff"/>
    </style:style>
    <style:style style:name="P49" style:family="paragraph" style:parent-style-name="Preformatted_20_Text">
      <style:paragraph-properties fo:margin-top="0in" fo:margin-bottom="0.1965in" loext:contextual-spacing="false"/>
      <style:text-properties fo:color="#000000" style:font-name="Times New Roman" fo:font-size="12pt" fo:font-weight="normal" style:font-size-asian="12pt" style:font-weight-asian="normal" style:font-size-complex="12pt" style:font-weight-complex="normal"/>
    </style:style>
    <style:style style:name="P50" style:family="paragraph" style:parent-style-name="Preformatted_20_Text">
      <style:paragraph-properties fo:margin-top="0in" fo:margin-bottom="0.1965in" loext:contextual-spacing="false"/>
      <style:text-properties fo:color="#000000" style:font-name="Times New Roman" fo:font-size="12pt" fo:font-weight="normal" officeooo:rsid="00221106" officeooo:paragraph-rsid="00221106" style:font-size-asian="12pt" style:font-weight-asian="normal" style:font-size-complex="12pt" style:font-weight-complex="normal"/>
    </style:style>
    <style:style style:name="P51" style:family="paragraph" style:parent-style-name="Preformatted_20_Text">
      <style:paragraph-properties fo:margin-top="0in" fo:margin-bottom="0.1965in" loext:contextual-spacing="false"/>
      <style:text-properties fo:color="#000000" style:font-name="Times New Roman" fo:font-size="12pt" fo:font-weight="normal" officeooo:rsid="00272102" officeooo:paragraph-rsid="00272102" style:font-size-asian="12pt" style:font-weight-asian="normal" style:font-size-complex="12pt" style:font-weight-complex="normal"/>
    </style:style>
    <style:style style:name="P52" style:family="paragraph" style:parent-style-name="Preformatted_20_Text">
      <style:paragraph-properties fo:margin-top="0in" fo:margin-bottom="0.1965in" loext:contextual-spacing="false"/>
      <style:text-properties fo:color="#000000" style:font-name="Times New Roman" fo:font-size="12pt" fo:font-weight="normal" officeooo:rsid="0024ab7c" officeooo:paragraph-rsid="0024ab7c" style:font-size-asian="12pt" style:font-weight-asian="normal" style:font-size-complex="12pt" style:font-weight-complex="normal"/>
    </style:style>
    <style:style style:name="P53" style:family="paragraph" style:parent-style-name="Preformatted_20_Text">
      <style:paragraph-properties fo:margin-top="0in" fo:margin-bottom="0.1965in" loext:contextual-spacing="false"/>
      <style:text-properties fo:color="#000000" style:font-name="Times New Roman" fo:font-size="12pt" fo:font-weight="normal" officeooo:paragraph-rsid="0024ab7c" style:font-size-asian="12pt" style:font-weight-asian="normal" style:font-size-complex="12pt" style:font-weight-complex="normal"/>
    </style:style>
    <style:style style:name="P54" style:family="paragraph" style:parent-style-name="Preformatted_20_Text">
      <style:paragraph-properties fo:margin-top="0in" fo:margin-bottom="0.1965in" loext:contextual-spacing="false"/>
      <style:text-properties fo:color="#000000" style:font-name="Times New Roman" fo:font-size="12pt" fo:font-weight="normal" officeooo:rsid="002a2803" officeooo:paragraph-rsid="002b5700" style:font-size-asian="12pt" style:font-weight-asian="normal" style:font-size-complex="12pt" style:font-weight-complex="normal"/>
    </style:style>
    <style:style style:name="P55" style:family="paragraph" style:parent-style-name="Preformatted_20_Text">
      <style:paragraph-properties fo:margin-top="0in" fo:margin-bottom="0.1965in" loext:contextual-spacing="false"/>
      <style:text-properties fo:color="#000000" style:font-name="Times New Roman" fo:font-size="12pt" fo:font-weight="normal" officeooo:rsid="002c3b81" officeooo:paragraph-rsid="002c3b81" style:font-size-asian="12pt" style:font-weight-asian="normal" style:font-size-complex="12pt" style:font-weight-complex="normal"/>
    </style:style>
    <style:style style:name="P56" style:family="paragraph" style:parent-style-name="Preformatted_20_Text">
      <style:paragraph-properties fo:margin-top="0in" fo:margin-bottom="0.1965in" loext:contextual-spacing="false"/>
      <style:text-properties fo:color="#000000" style:font-name="Times New Roman" fo:font-size="12pt" fo:font-weight="normal" officeooo:paragraph-rsid="002efb03" style:font-size-asian="12pt" style:font-weight-asian="normal" style:font-size-complex="12pt" style:font-weight-complex="normal"/>
    </style:style>
    <style:style style:name="P57" style:family="paragraph" style:parent-style-name="Preformatted_20_Text">
      <style:paragraph-properties fo:margin-top="0in" fo:margin-bottom="0.1965in" loext:contextual-spacing="false"/>
      <style:text-properties fo:color="#000000" style:font-name="Times New Roman" fo:font-size="12pt" fo:font-weight="normal" officeooo:paragraph-rsid="002f8334" style:font-size-asian="12pt" style:font-weight-asian="normal" style:font-size-complex="12pt" style:font-weight-complex="normal"/>
    </style:style>
    <style:style style:name="P58" style:family="paragraph" style:parent-style-name="Preformatted_20_Text">
      <style:paragraph-properties fo:margin-top="0in" fo:margin-bottom="0.1965in" loext:contextual-spacing="false"/>
      <style:text-properties fo:color="#000000" style:font-name="Times New Roman" fo:font-size="12pt" fo:font-weight="normal" officeooo:rsid="003bcdfb" officeooo:paragraph-rsid="003bcdfb" style:font-size-asian="12pt" style:font-weight-asian="normal" style:font-size-complex="12pt" style:font-weight-complex="normal"/>
    </style:style>
    <style:style style:name="P59" style:family="paragraph" style:parent-style-name="Preformatted_20_Text">
      <style:paragraph-properties fo:margin-top="0in" fo:margin-bottom="0.1965in" loext:contextual-spacing="false"/>
      <style:text-properties fo:color="#000000" style:font-name="Times New Roman" fo:font-size="12pt" fo:font-weight="normal" officeooo:rsid="0033461f" officeooo:paragraph-rsid="0033461f" style:font-size-asian="12pt" style:font-weight-asian="normal" style:font-size-complex="12pt" style:font-weight-complex="normal"/>
    </style:style>
    <style:style style:name="P60" style:family="paragraph" style:parent-style-name="Preformatted_20_Text">
      <style:paragraph-properties fo:margin-top="0in" fo:margin-bottom="0.1965in" loext:contextual-spacing="false"/>
      <style:text-properties fo:color="#000000" style:font-name="Times New Roman" fo:font-size="12pt" fo:font-weight="normal" officeooo:rsid="00336533" officeooo:paragraph-rsid="00336533" style:font-size-asian="12pt" style:font-weight-asian="normal" style:font-size-complex="12pt" style:font-weight-complex="normal"/>
    </style:style>
    <style:style style:name="P61" style:family="paragraph" style:parent-style-name="Preformatted_20_Text">
      <style:paragraph-properties fo:margin-top="0in" fo:margin-bottom="0.1965in" loext:contextual-spacing="false"/>
      <style:text-properties fo:color="#000000" style:text-position="0% 100%" style:font-name="Times New Roman" fo:font-size="12pt" fo:letter-spacing="-0.0008in" fo:font-weight="normal" officeooo:rsid="0033461f" officeooo:paragraph-rsid="0033461f" fo:background-color="#ffffff" style:font-name-asian="Times New Roman1" style:font-size-asian="12pt" style:font-weight-asian="normal" style:font-name-complex="Arial1" style:font-size-complex="12pt" style:font-weight-complex="bold" style:text-scale="99%"/>
    </style:style>
    <style:style style:name="P62" style:family="paragraph" style:parent-style-name="Preformatted_20_Text">
      <style:paragraph-properties fo:margin-top="0in" fo:margin-bottom="0.1965in" loext:contextual-spacing="false"/>
      <style:text-properties fo:color="#000000" style:text-position="0% 100%" style:font-name="Times New Roman" fo:font-size="12pt" fo:letter-spacing="-0.0008in" fo:font-weight="normal" officeooo:rsid="00336533" officeooo:paragraph-rsid="00336533" fo:background-color="#ffffff" style:font-name-asian="Times New Roman1" style:font-size-asian="12pt" style:font-weight-asian="normal" style:font-name-complex="Arial1" style:font-size-complex="12pt" style:font-weight-complex="bold" style:text-scale="99%"/>
    </style:style>
    <style:style style:name="P63" style:family="paragraph" style:parent-style-name="Preformatted_20_Text">
      <style:paragraph-properties fo:margin-top="0in" fo:margin-bottom="0.1965in" loext:contextual-spacing="false"/>
      <style:text-properties fo:color="#6666ff" style:font-name="Century Schoolbook L" fo:font-size="16pt" fo:font-weight="normal" officeooo:rsid="0030d7cc" officeooo:paragraph-rsid="0030d7cc" style:font-size-asian="16pt" style:font-weight-asian="normal" style:font-size-complex="16pt" style:font-weight-complex="normal"/>
    </style:style>
    <style:style style:name="P64" style:family="paragraph" style:parent-style-name="Preformatted_20_Text">
      <style:paragraph-properties fo:margin-top="0in" fo:margin-bottom="0.1965in" loext:contextual-spacing="false"/>
      <style:text-properties fo:color="#6666ff" style:font-name="Century Schoolbook L" fo:font-size="16pt" fo:font-weight="normal" officeooo:rsid="002dadff" officeooo:paragraph-rsid="002dadff" style:font-size-asian="16pt" style:font-weight-asian="normal" style:font-size-complex="16pt" style:font-weight-complex="normal"/>
    </style:style>
    <style:style style:name="P65" style:family="paragraph" style:parent-style-name="Preformatted_20_Text">
      <style:paragraph-properties fo:margin-top="0in" fo:margin-bottom="0.1965in" loext:contextual-spacing="false"/>
      <style:text-properties fo:color="#222222" style:text-position="0% 100%" style:font-name="Arial" fo:font-size="12pt" fo:letter-spacing="-0.0008in" fo:font-weight="normal" officeooo:rsid="0033461f" officeooo:paragraph-rsid="00336533" fo:background-color="#ffffff" style:font-name-asian="Times New Roman1" style:font-size-asian="12pt" style:font-weight-asian="normal" style:font-name-complex="Arial1" style:font-size-complex="10.5pt" style:font-weight-complex="bold" style:text-scale="99%"/>
    </style:style>
    <style:style style:name="P66" style:family="paragraph" style:parent-style-name="Preformatted_20_Text">
      <style:text-properties fo:color="#000000"/>
    </style:style>
    <style:style style:name="P67" style:family="paragraph" style:parent-style-name="Preformatted_20_Text">
      <style:text-properties fo:color="#000000" style:font-name="DejaVu Sans Mono" fo:font-size="9pt"/>
    </style:style>
    <style:style style:name="P68" style:family="paragraph" style:parent-style-name="Preformatted_20_Text">
      <style:text-properties fo:color="#000000" style:font-name="Times New Roman" fo:font-size="12pt" fo:font-weight="normal" style:font-size-asian="12pt" style:font-weight-asian="normal" style:font-size-complex="12pt" style:font-weight-complex="normal"/>
    </style:style>
    <style:style style:name="P69" style:family="paragraph" style:parent-style-name="Preformatted_20_Text">
      <style:text-properties fo:color="#000000" style:font-name="Times New Roman" fo:font-size="12pt" fo:font-weight="normal" officeooo:paragraph-rsid="00202e59" style:font-size-asian="12pt" style:font-weight-asian="normal" style:font-size-complex="12pt" style:font-weight-complex="normal"/>
    </style:style>
    <style:style style:name="P70" style:family="paragraph" style:parent-style-name="Preformatted_20_Text">
      <style:text-properties fo:color="#000000" style:font-name="Times New Roman" fo:font-size="12pt" fo:font-weight="normal" officeooo:paragraph-rsid="00204f0f" style:font-size-asian="12pt" style:font-weight-asian="normal" style:font-size-complex="12pt" style:font-weight-complex="normal"/>
    </style:style>
    <style:style style:name="P71" style:family="paragraph" style:parent-style-name="Preformatted_20_Text">
      <style:text-properties fo:color="#000000" style:font-name="Times New Roman" fo:font-size="12pt" fo:font-weight="normal" officeooo:paragraph-rsid="0021573c" style:font-size-asian="12pt" style:font-weight-asian="normal" style:font-size-complex="12pt" style:font-weight-complex="normal"/>
    </style:style>
    <style:style style:name="P72" style:family="paragraph" style:parent-style-name="Preformatted_20_Text">
      <style:text-properties fo:color="#000000" style:font-name="Times New Roman" fo:font-size="12pt" fo:font-weight="normal" officeooo:paragraph-rsid="00221106" style:font-size-asian="12pt" style:font-weight-asian="normal" style:font-size-complex="12pt" style:font-weight-complex="normal"/>
    </style:style>
    <style:style style:name="P73" style:family="paragraph" style:parent-style-name="Preformatted_20_Text">
      <style:text-properties fo:color="#000000" style:font-name="Times New Roman" fo:font-size="12pt" fo:font-weight="normal" officeooo:paragraph-rsid="0022dba9" style:font-size-asian="12pt" style:font-weight-asian="normal" style:font-size-complex="12pt" style:font-weight-complex="normal"/>
    </style:style>
    <style:style style:name="P74" style:family="paragraph" style:parent-style-name="Preformatted_20_Text">
      <style:text-properties fo:color="#000000" style:font-name="Times New Roman" fo:font-size="12pt" fo:font-weight="normal" officeooo:rsid="0022dba9" officeooo:paragraph-rsid="0022dba9" style:font-size-asian="12pt" style:font-weight-asian="normal" style:font-size-complex="12pt" style:font-weight-complex="normal"/>
    </style:style>
    <style:style style:name="P75" style:family="paragraph" style:parent-style-name="Preformatted_20_Text">
      <style:text-properties fo:color="#000000" style:font-name="Times New Roman" fo:font-size="12pt" fo:font-weight="normal" officeooo:rsid="0022dba9" officeooo:paragraph-rsid="003bcdfb" style:font-size-asian="12pt" style:font-weight-asian="normal" style:font-size-complex="12pt" style:font-weight-complex="normal"/>
    </style:style>
    <style:style style:name="P76" style:family="paragraph" style:parent-style-name="Preformatted_20_Text">
      <style:text-properties fo:color="#000000" style:font-name="Times New Roman" fo:font-size="12pt" fo:font-weight="normal" officeooo:paragraph-rsid="002314f2" style:font-size-asian="12pt" style:font-weight-asian="normal" style:font-size-complex="12pt" style:font-weight-complex="normal"/>
    </style:style>
    <style:style style:name="P77" style:family="paragraph" style:parent-style-name="Preformatted_20_Text">
      <style:text-properties fo:color="#000000" style:font-name="Times New Roman" fo:font-size="12pt" fo:font-weight="normal" officeooo:rsid="002314f2" officeooo:paragraph-rsid="002314f2" style:font-size-asian="12pt" style:font-weight-asian="normal" style:font-size-complex="12pt" style:font-weight-complex="normal"/>
    </style:style>
    <style:style style:name="P78" style:family="paragraph" style:parent-style-name="Preformatted_20_Text">
      <style:text-properties fo:color="#000000" style:font-name="Times New Roman" fo:font-size="12pt" fo:font-weight="normal" officeooo:paragraph-rsid="0024ab7c" style:font-size-asian="12pt" style:font-weight-asian="normal" style:font-size-complex="12pt" style:font-weight-complex="normal"/>
    </style:style>
    <style:style style:name="P79" style:family="paragraph" style:parent-style-name="Preformatted_20_Text">
      <style:text-properties fo:color="#000000" style:font-name="Times New Roman" fo:font-size="12pt" fo:font-weight="normal" officeooo:paragraph-rsid="00272102" style:font-size-asian="12pt" style:font-weight-asian="normal" style:font-size-complex="12pt" style:font-weight-complex="normal"/>
    </style:style>
    <style:style style:name="P80" style:family="paragraph" style:parent-style-name="Preformatted_20_Text">
      <style:text-properties fo:color="#000000" style:font-name="Times New Roman" fo:font-size="12pt" fo:font-weight="normal" officeooo:rsid="0024ab7c" officeooo:paragraph-rsid="0024ab7c" style:font-size-asian="12pt" style:font-weight-asian="normal" style:font-size-complex="12pt" style:font-weight-complex="normal"/>
    </style:style>
    <style:style style:name="P81" style:family="paragraph" style:parent-style-name="Preformatted_20_Text">
      <style:text-properties fo:color="#000000" style:font-name="Times New Roman" fo:font-size="12pt" fo:font-weight="normal" officeooo:paragraph-rsid="00255e60" style:font-size-asian="12pt" style:font-weight-asian="normal" style:font-size-complex="12pt" style:font-weight-complex="normal"/>
    </style:style>
    <style:style style:name="P82" style:family="paragraph" style:parent-style-name="Preformatted_20_Text">
      <style:text-properties fo:color="#000000" style:font-name="Times New Roman" fo:font-size="12pt" fo:font-weight="normal" officeooo:paragraph-rsid="00275ebc" style:font-size-asian="12pt" style:font-weight-asian="normal" style:font-size-complex="12pt" style:font-weight-complex="normal"/>
    </style:style>
    <style:style style:name="P83" style:family="paragraph" style:parent-style-name="Preformatted_20_Text">
      <style:text-properties fo:color="#000000" style:font-name="Times New Roman" fo:font-size="12pt" fo:font-weight="normal" officeooo:rsid="00275ebc" officeooo:paragraph-rsid="00275ebc" style:font-size-asian="12pt" style:font-weight-asian="normal" style:font-size-complex="12pt" style:font-weight-complex="normal"/>
    </style:style>
    <style:style style:name="P84" style:family="paragraph" style:parent-style-name="Preformatted_20_Text">
      <style:text-properties fo:color="#000000" style:font-name="Times New Roman" fo:font-size="12pt" fo:font-weight="normal" officeooo:rsid="00275ebc" officeooo:paragraph-rsid="002782b3" style:font-size-asian="12pt" style:font-weight-asian="normal" style:font-size-complex="12pt" style:font-weight-complex="normal"/>
    </style:style>
    <style:style style:name="P85" style:family="paragraph" style:parent-style-name="Preformatted_20_Text">
      <style:text-properties fo:color="#000000" style:font-name="Times New Roman" fo:font-size="12pt" fo:font-weight="normal" officeooo:rsid="00275ebc" officeooo:paragraph-rsid="00360781" style:font-size-asian="12pt" style:font-weight-asian="normal" style:font-size-complex="12pt" style:font-weight-complex="normal"/>
    </style:style>
    <style:style style:name="P86" style:family="paragraph" style:parent-style-name="Preformatted_20_Text">
      <style:text-properties fo:color="#000000" style:font-name="Times New Roman" fo:font-size="12pt" fo:font-weight="normal" officeooo:paragraph-rsid="002782b3" style:font-size-asian="12pt" style:font-weight-asian="normal" style:font-size-complex="12pt" style:font-weight-complex="normal"/>
    </style:style>
    <style:style style:name="P87" style:family="paragraph" style:parent-style-name="Preformatted_20_Text">
      <style:text-properties fo:color="#000000" style:font-name="Times New Roman" fo:font-size="12pt" fo:font-weight="normal" officeooo:rsid="002782b3" officeooo:paragraph-rsid="002782b3" style:font-size-asian="12pt" style:font-weight-asian="normal" style:font-size-complex="12pt" style:font-weight-complex="normal"/>
    </style:style>
    <style:style style:name="P88" style:family="paragraph" style:parent-style-name="Preformatted_20_Text">
      <style:text-properties fo:color="#000000" style:font-name="Times New Roman" fo:font-size="12pt" fo:font-weight="normal" officeooo:paragraph-rsid="00286454" style:font-size-asian="12pt" style:font-weight-asian="normal" style:font-size-complex="12pt" style:font-weight-complex="normal"/>
    </style:style>
    <style:style style:name="P89" style:family="paragraph" style:parent-style-name="Preformatted_20_Text">
      <style:text-properties fo:color="#000000" style:font-name="Times New Roman" fo:font-size="12pt" fo:font-weight="normal" officeooo:rsid="00286454" officeooo:paragraph-rsid="00286454" style:font-size-asian="12pt" style:font-weight-asian="normal" style:font-size-complex="12pt" style:font-weight-complex="normal"/>
    </style:style>
    <style:style style:name="P90" style:family="paragraph" style:parent-style-name="Preformatted_20_Text">
      <style:text-properties fo:color="#000000" style:font-name="Times New Roman" fo:font-size="12pt" fo:font-weight="normal" officeooo:rsid="00286454" officeooo:paragraph-rsid="002a2803" style:font-size-asian="12pt" style:font-weight-asian="normal" style:font-size-complex="12pt" style:font-weight-complex="normal"/>
    </style:style>
    <style:style style:name="P91" style:family="paragraph" style:parent-style-name="Preformatted_20_Text">
      <style:text-properties fo:color="#000000" style:font-name="Times New Roman" fo:font-size="12pt" fo:font-weight="normal" officeooo:paragraph-rsid="002a2803" style:font-size-asian="12pt" style:font-weight-asian="normal" style:font-size-complex="12pt" style:font-weight-complex="normal"/>
    </style:style>
    <style:style style:name="P92" style:family="paragraph" style:parent-style-name="Preformatted_20_Text">
      <style:text-properties fo:color="#000000" style:font-name="Times New Roman" fo:font-size="12pt" fo:font-weight="normal" officeooo:rsid="002a2803" officeooo:paragraph-rsid="002a2803" style:font-size-asian="12pt" style:font-weight-asian="normal" style:font-size-complex="12pt" style:font-weight-complex="normal"/>
    </style:style>
    <style:style style:name="P93" style:family="paragraph" style:parent-style-name="Preformatted_20_Text">
      <style:text-properties fo:color="#000000" style:font-name="Times New Roman" fo:font-size="12pt" fo:font-weight="normal" officeooo:rsid="002a2803" officeooo:paragraph-rsid="002b5700" style:font-size-asian="12pt" style:font-weight-asian="normal" style:font-size-complex="12pt" style:font-weight-complex="normal"/>
    </style:style>
    <style:style style:name="P94" style:family="paragraph" style:parent-style-name="Preformatted_20_Text">
      <style:text-properties fo:color="#000000" style:font-name="Times New Roman" fo:font-size="12pt" fo:font-weight="normal" officeooo:paragraph-rsid="002efb03" style:font-size-asian="12pt" style:font-weight-asian="normal" style:font-size-complex="12pt" style:font-weight-complex="normal"/>
    </style:style>
    <style:style style:name="P95" style:family="paragraph" style:parent-style-name="Preformatted_20_Text">
      <style:text-properties fo:color="#000000" style:font-name="Times New Roman" fo:font-size="12pt" fo:font-weight="normal" officeooo:paragraph-rsid="002f8334" style:font-size-asian="12pt" style:font-weight-asian="normal" style:font-size-complex="12pt" style:font-weight-complex="normal"/>
    </style:style>
    <style:style style:name="P96" style:family="paragraph" style:parent-style-name="Preformatted_20_Text">
      <style:text-properties fo:color="#000000" style:font-name="Times New Roman" fo:font-size="12pt" fo:font-weight="normal" officeooo:paragraph-rsid="00336533" style:font-size-asian="12pt" style:font-weight-asian="normal" style:font-size-complex="12pt" style:font-weight-complex="normal"/>
    </style:style>
    <style:style style:name="P97" style:family="paragraph" style:parent-style-name="Preformatted_20_Text">
      <style:text-properties fo:color="#000000" style:font-name="Times New Roman" fo:font-size="12pt" fo:font-weight="normal" officeooo:paragraph-rsid="00360781" style:font-size-asian="12pt" style:font-weight-asian="normal" style:font-size-complex="12pt" style:font-weight-complex="normal"/>
    </style:style>
    <style:style style:name="P98" style:family="paragraph" style:parent-style-name="Preformatted_20_Text">
      <style:text-properties fo:color="#000000" style:font-name="Times New Roman" fo:font-size="12pt" fo:font-weight="normal" officeooo:rsid="00202e59" officeooo:paragraph-rsid="00202e59" style:font-size-asian="12pt" style:font-weight-asian="normal" style:font-size-complex="12pt" style:font-weight-complex="normal"/>
    </style:style>
    <style:style style:name="P99" style:family="paragraph" style:parent-style-name="Preformatted_20_Text">
      <style:text-properties fo:color="#000000" style:font-name="Times New Roman" fo:font-size="12pt" fo:font-weight="normal" officeooo:rsid="00202e59" officeooo:paragraph-rsid="0021573c" style:font-size-asian="12pt" style:font-weight-asian="normal" style:font-size-complex="12pt" style:font-weight-complex="normal"/>
    </style:style>
    <style:style style:name="P100" style:family="paragraph" style:parent-style-name="Preformatted_20_Text">
      <style:text-properties fo:color="#000000" style:font-name="Times New Roman" fo:font-size="12pt" fo:font-weight="normal" officeooo:rsid="00202e59" officeooo:paragraph-rsid="00221106" style:font-size-asian="12pt" style:font-weight-asian="normal" style:font-size-complex="12pt" style:font-weight-complex="normal"/>
    </style:style>
    <style:style style:name="P101" style:family="paragraph" style:parent-style-name="Preformatted_20_Text">
      <style:text-properties fo:color="#000000" style:font-name="Times New Roman" fo:font-size="12pt" fo:font-weight="normal" officeooo:rsid="00202e59" officeooo:paragraph-rsid="0022dba9" style:font-size-asian="12pt" style:font-weight-asian="normal" style:font-size-complex="12pt" style:font-weight-complex="normal"/>
    </style:style>
    <style:style style:name="P102" style:family="paragraph" style:parent-style-name="Preformatted_20_Text">
      <style:text-properties fo:color="#000000" style:font-name="Times New Roman" fo:font-size="12pt" fo:font-weight="normal" officeooo:rsid="00202e59" officeooo:paragraph-rsid="0024ab7c" style:font-size-asian="12pt" style:font-weight-asian="normal" style:font-size-complex="12pt" style:font-weight-complex="normal"/>
    </style:style>
    <style:style style:name="P103" style:family="paragraph" style:parent-style-name="Preformatted_20_Text">
      <style:text-properties fo:color="#000000" style:font-name="Times New Roman" fo:font-size="12pt" fo:font-weight="normal" officeooo:rsid="00204f0f" officeooo:paragraph-rsid="0021573c" style:font-size-asian="12pt" style:font-weight-asian="normal" style:font-size-complex="12pt" style:font-weight-complex="normal"/>
    </style:style>
    <style:style style:name="P104" style:family="paragraph" style:parent-style-name="Preformatted_20_Text">
      <style:text-properties fo:color="#000000" style:font-name="Times New Roman" fo:font-size="12pt" fo:font-weight="normal" officeooo:rsid="0021573c" officeooo:paragraph-rsid="0021573c" style:font-size-asian="12pt" style:font-weight-asian="normal" style:font-size-complex="12pt" style:font-weight-complex="normal"/>
    </style:style>
    <style:style style:name="P105" style:family="paragraph" style:parent-style-name="Preformatted_20_Text">
      <style:text-properties fo:color="#000000" style:font-name="Times New Roman" fo:font-size="12pt" fo:font-weight="normal" officeooo:rsid="00221106" officeooo:paragraph-rsid="00221106" style:font-size-asian="12pt" style:font-weight-asian="normal" style:font-size-complex="12pt" style:font-weight-complex="normal"/>
    </style:style>
    <style:style style:name="P106" style:family="paragraph" style:parent-style-name="Preformatted_20_Text">
      <style:text-properties fo:color="#000000" style:font-name="Times New Roman" fo:font-size="12pt" fo:font-weight="normal" officeooo:rsid="002b5700" officeooo:paragraph-rsid="002b5700" style:font-size-asian="12pt" style:font-weight-asian="normal" style:font-size-complex="12pt" style:font-weight-complex="normal"/>
    </style:style>
    <style:style style:name="P107" style:family="paragraph" style:parent-style-name="Preformatted_20_Text">
      <style:text-properties fo:color="#000000" style:font-name="Times New Roman" fo:font-size="12pt" fo:font-weight="normal" officeooo:paragraph-rsid="003a4558" style:font-size-asian="12pt" style:font-weight-asian="normal" style:font-size-complex="12pt" style:font-weight-complex="normal"/>
    </style:style>
    <style:style style:name="P108" style:family="paragraph" style:parent-style-name="Preformatted_20_Text">
      <style:text-properties fo:color="#000000" style:font-name="Times New Roman" fo:font-size="12pt" fo:font-weight="normal" officeooo:paragraph-rsid="003bcdfb" style:font-size-asian="12pt" style:font-weight-asian="normal" style:font-size-complex="12pt" style:font-weight-complex="normal"/>
    </style:style>
    <style:style style:name="P109" style:family="paragraph" style:parent-style-name="Preformatted_20_Text">
      <style:text-properties fo:color="#000000" style:text-position="0% 100%" style:font-name="Times New Roman" fo:font-size="12pt" fo:letter-spacing="-0.0008in" fo:font-weight="normal" officeooo:rsid="00275ebc" officeooo:paragraph-rsid="003bcdfb" style:font-name-asian="Times New Roman1" style:font-size-asian="12pt" style:font-weight-asian="normal" style:font-name-complex="Times New Roman1" style:font-size-complex="12pt" style:font-weight-complex="normal" style:text-scale="99%"/>
    </style:style>
    <style:style style:name="P110" style:family="paragraph" style:parent-style-name="Preformatted_20_Text">
      <style:text-properties fo:color="#6666ff" style:font-name="Century Schoolbook L" fo:font-size="16pt" fo:font-weight="normal" officeooo:rsid="002782b3" officeooo:paragraph-rsid="002782b3" style:font-size-asian="16pt" style:font-weight-asian="normal" style:font-size-complex="16pt" style:font-weight-complex="normal"/>
    </style:style>
    <style:style style:name="P111" style:family="paragraph" style:parent-style-name="Standard">
      <style:paragraph-properties fo:margin-top="0in" fo:margin-bottom="0in" loext:contextual-spacing="false"/>
      <style:text-properties fo:color="#000000" style:font-name="Times New Roman" fo:font-weight="normal" officeooo:paragraph-rsid="0038d3ac" style:font-weight-asian="normal" style:font-weight-complex="normal"/>
    </style:style>
    <style:style style:name="P112" style:family="paragraph" style:parent-style-name="Standard">
      <style:paragraph-properties fo:margin-top="0in" fo:margin-bottom="0in" loext:contextual-spacing="false"/>
      <style:text-properties fo:color="#000000" style:text-position="0% 100%" style:font-name="Times New Roman" fo:font-size="12pt" fo:letter-spacing="-0.0008in" fo:font-weight="normal" officeooo:rsid="00336533" officeooo:paragraph-rsid="00336533" fo:background-color="#ffffff" style:font-name-asian="Times New Roman1" style:font-size-asian="12pt" style:font-weight-asian="normal" style:font-name-complex="Arial1" style:font-size-complex="12pt" style:font-weight-complex="bold" style:text-scale="99%"/>
    </style:style>
    <style:style style:name="P113" style:family="paragraph" style:parent-style-name="Preformatted_20_Text">
      <style:paragraph-properties fo:margin-top="0in" fo:margin-bottom="0in" loext:contextual-spacing="false"/>
      <style:text-properties fo:color="#000000" style:font-name="Times New Roman" fo:font-size="12pt" fo:font-weight="normal" officeooo:rsid="00272102" officeooo:paragraph-rsid="003a4558" style:font-size-asian="12pt" style:font-weight-asian="normal" style:font-size-complex="12pt" style:font-weight-complex="normal"/>
    </style:style>
    <style:style style:name="P114" style:family="paragraph" style:parent-style-name="Preformatted_20_Text">
      <style:paragraph-properties fo:margin-top="0in" fo:margin-bottom="0in" loext:contextual-spacing="false"/>
      <style:text-properties fo:color="#000000" style:font-name="Times New Roman" fo:font-size="12pt" fo:font-weight="normal" officeooo:rsid="00275ebc" officeooo:paragraph-rsid="003bcdfb" style:font-size-asian="12pt" style:font-weight-asian="normal" style:font-size-complex="12pt" style:font-weight-complex="normal"/>
    </style:style>
    <style:style style:name="P115" style:family="paragraph" style:parent-style-name="Standard">
      <style:text-properties fo:color="#000000" style:font-name="Times New Roman" fo:font-size="12pt" fo:font-weight="normal" officeooo:rsid="00275ebc" officeooo:paragraph-rsid="003a4558" style:font-size-asian="12pt" style:font-weight-asian="normal" style:font-size-complex="12pt" style:font-weight-complex="normal"/>
    </style:style>
    <style:style style:name="P116" style:family="paragraph" style:parent-style-name="Standard">
      <style:paragraph-properties fo:margin-top="0in" fo:margin-bottom="0in" loext:contextual-spacing="false"/>
      <style:text-properties fo:color="#000000" style:font-name="Arial" fo:font-size="12pt" fo:font-weight="normal" officeooo:rsid="00272102" officeooo:paragraph-rsid="0038d3ac" style:font-size-asian="12pt" style:font-weight-asian="normal" style:font-name-complex="Arial1" style:font-size-complex="12pt" style:font-weight-complex="normal"/>
    </style:style>
    <style:style style:name="P117" style:family="paragraph" style:parent-style-name="Standard">
      <style:paragraph-properties fo:margin-left="0in" fo:margin-right="0in" fo:text-align="start" style:justify-single-word="false" fo:text-indent="0in" style:auto-text-indent="false"/>
      <style:text-properties fo:color="#000000" style:text-position="0% 100%" style:font-name="Times New Roman" fo:font-size="13pt" fo:letter-spacing="-0.0008in" fo:font-weight="normal" officeooo:rsid="001e65c3" officeooo:paragraph-rsid="001e65c3" style:font-name-asian="Times New Roman1" style:font-size-asian="13pt" style:font-weight-asian="normal" style:font-name-complex="Times New Roman1" style:font-size-complex="13pt" style:font-weight-complex="normal" style:text-scale="99%"/>
    </style:style>
    <style:style style:name="P118" style:family="paragraph" style:parent-style-name="Standard">
      <style:paragraph-properties fo:margin-left="0in" fo:margin-right="0in" fo:text-align="start" style:justify-single-word="false" fo:text-indent="0in" style:auto-text-indent="false"/>
      <style:text-properties fo:color="#000000" style:text-position="0% 100%" style:font-name="Times New Roman" fo:font-size="13pt" fo:letter-spacing="-0.0008in" fo:font-weight="normal" officeooo:rsid="003d4775" officeooo:paragraph-rsid="003d4775" style:font-name-asian="Times New Roman1" style:font-size-asian="13pt" style:font-weight-asian="normal" style:font-name-complex="Times New Roman1" style:font-size-complex="13pt" style:font-weight-complex="normal" style:text-scale="99%"/>
    </style:style>
    <style:style style:name="P119" style:family="paragraph" style:parent-style-name="Preformatted_20_Text">
      <style:paragraph-properties fo:margin-top="0in" fo:margin-bottom="0in" loext:contextual-spacing="false"/>
      <style:text-properties fo:color="#000000" style:font-name="Times New Roman" fo:font-size="12pt" fo:font-weight="normal" officeooo:rsid="00275ebc" officeooo:paragraph-rsid="003bcdfb" fo:background-color="#ffffff" style:font-size-asian="12pt" style:font-weight-asian="normal" style:font-name-complex="Arial1" style:font-size-complex="10.5pt" style:font-weight-complex="normal"/>
    </style:style>
    <style:style style:name="P120" style:family="paragraph" style:parent-style-name="Preformatted_20_Text">
      <style:paragraph-properties fo:margin-top="0in" fo:margin-bottom="0in" loext:contextual-spacing="false"/>
      <style:text-properties fo:color="#000000" style:font-name="Times New Roman" fo:font-size="12pt" fo:font-weight="normal" officeooo:rsid="00275ebc" officeooo:paragraph-rsid="003a4558" style:font-size-asian="12pt" style:font-weight-asian="normal" style:font-name-complex="Arial1" style:font-size-complex="12pt" style:font-weight-complex="normal"/>
    </style:style>
    <style:style style:name="T1" style:family="text">
      <style:text-properties style:font-name="Arial" fo:font-size="16pt" style:font-name-asian="Arial1" style:font-size-asian="16pt" style:font-name-complex="Arial1" style:font-size-complex="16pt"/>
    </style:style>
    <style:style style:name="T2" style:family="text">
      <style:text-properties style:font-name="Arial" fo:font-size="16pt" fo:letter-spacing="-0.0102in" style:font-name-asian="Arial1" style:font-size-asian="16pt" style:font-name-complex="Arial1" style:font-size-complex="16pt"/>
    </style:style>
    <style:style style:name="T3" style:family="text">
      <style:text-properties style:font-name="Arial" fo:font-size="16pt" fo:letter-spacing="-0.0047in" style:font-name-asian="Arial1" style:font-size-asian="16pt" style:font-name-complex="Arial1" style:font-size-complex="16pt"/>
    </style:style>
    <style:style style:name="T4" style:family="text">
      <style:text-properties style:font-name="Arial" fo:font-size="16pt" fo:letter-spacing="-0.0075in" style:font-name-asian="Arial1" style:font-size-asian="16pt" style:font-name-complex="Arial1" style:font-size-complex="16pt"/>
    </style:style>
    <style:style style:name="T5" style:family="text">
      <style:text-properties style:font-name="Arial" fo:font-size="16pt" fo:letter-spacing="-0.0008in" style:font-name-asian="Arial1" style:font-size-asian="16pt" style:font-name-complex="Arial1" style:font-size-complex="16pt"/>
    </style:style>
    <style:style style:name="T6" style:family="text">
      <style:text-properties style:font-name="Arial" fo:font-size="16pt" fo:letter-spacing="-0.0008in" style:font-size-asian="16pt"/>
    </style:style>
    <style:style style:name="T7" style:family="text">
      <style:text-properties style:font-name="Arial" fo:font-size="16pt" fo:letter-spacing="-0.0071in" style:font-name-asian="Arial1" style:font-size-asian="16pt" style:font-name-complex="Arial1" style:font-size-complex="16pt"/>
    </style:style>
    <style:style style:name="T8" style:family="text">
      <style:text-properties style:font-name="Arial" fo:font-size="16pt" fo:letter-spacing="-0.0055in" style:font-name-asian="Arial1" style:font-size-asian="16pt" style:font-name-complex="Arial1" style:font-size-complex="16pt"/>
    </style:style>
    <style:style style:name="T9" style:family="text">
      <style:text-properties style:font-name="Arial" fo:font-size="16pt" fo:letter-spacing="0.0008in" style:font-name-asian="Arial1" style:font-size-asian="16pt" style:font-name-complex="Arial1" style:font-size-complex="16pt"/>
    </style:style>
    <style:style style:name="T10" style:family="text">
      <style:text-properties style:font-name="Arial" fo:font-size="16pt" fo:letter-spacing="-0.0126in" style:font-name-asian="Arial1" style:font-size-asian="16pt" style:font-name-complex="Arial1" style:font-size-complex="16pt"/>
    </style:style>
    <style:style style:name="T11" style:family="text">
      <style:text-properties style:font-name="Arial" fo:font-size="16pt" fo:letter-spacing="-0.0098in" style:font-name-asian="Arial1" style:font-size-asian="16pt" style:font-name-complex="Arial1" style:font-size-complex="16pt"/>
    </style:style>
    <style:style style:name="T12" style:family="text">
      <style:text-properties style:font-name="Arial" fo:font-size="16pt" fo:letter-spacing="-0.0189in" style:font-size-asian="16pt"/>
    </style:style>
    <style:style style:name="T13" style:family="text">
      <style:text-properties style:font-name="Arial" fo:font-size="16pt" fo:letter-spacing="-0.0043in" style:font-size-asian="16pt"/>
    </style:style>
    <style:style style:name="T14" style:family="text">
      <style:text-properties style:font-name="Times New Roman" fo:font-size="16pt" fo:letter-spacing="0.0264in" style:font-name-asian="Times New Roman1" style:font-size-asian="16pt" style:font-name-complex="Times New Roman1" style:font-size-complex="16pt" style:text-scale="99%"/>
    </style:style>
    <style:style style:name="T15" style:family="text">
      <style:text-properties style:font-name="Times New Roman" fo:font-size="13pt" fo:letter-spacing="-0.0035in" style:font-name-asian="Times New Roman1" style:font-size-asian="13pt" style:font-name-complex="Times New Roman1" style:font-size-complex="13pt"/>
    </style:style>
    <style:style style:name="T16" style:family="text">
      <style:text-properties style:font-name="Times New Roman" fo:font-size="13pt" fo:letter-spacing="-0.0043in" style:font-name-asian="Times New Roman1" style:font-size-asian="13pt" style:font-name-complex="Times New Roman1" style:font-size-complex="13pt"/>
    </style:style>
    <style:style style:name="T17" style:family="text">
      <style:text-properties style:font-name="Times New Roman" fo:font-size="13pt" fo:letter-spacing="-0.002in" style:font-name-asian="Times New Roman1" style:font-size-asian="13pt" style:font-name-complex="Times New Roman1" style:font-size-complex="13pt"/>
    </style:style>
    <style:style style:name="T18" style:family="text">
      <style:text-properties style:font-name="Times New Roman" fo:font-size="13pt" fo:letter-spacing="-0.002in" officeooo:rsid="002c3b81" style:font-name-asian="Times New Roman1" style:font-size-asian="13pt" style:font-name-complex="Times New Roman1" style:font-size-complex="13pt"/>
    </style:style>
    <style:style style:name="T19" style:family="text">
      <style:text-properties style:font-name="Times New Roman" fo:font-size="13pt" fo:letter-spacing="-0.0028in" style:font-name-asian="Times New Roman1" style:font-size-asian="13pt" style:font-name-complex="Times New Roman1" style:font-size-complex="13pt"/>
    </style:style>
    <style:style style:name="T20" style:family="text">
      <style:text-properties style:font-name="Times New Roman" fo:font-size="13pt" fo:letter-spacing="-0.0008in" style:font-name-asian="Times New Roman1" style:font-size-asian="13pt" style:font-name-complex="Times New Roman1" style:font-size-complex="13pt"/>
    </style:style>
    <style:style style:name="T21" style:family="text">
      <style:text-properties style:font-name="Times New Roman" fo:font-size="13pt" fo:letter-spacing="-0.0008in" officeooo:rsid="002c3b81" style:font-name-asian="Times New Roman1" style:font-size-asian="13pt" style:font-name-complex="Times New Roman1" style:font-size-complex="13pt"/>
    </style:style>
    <style:style style:name="T22" style:family="text">
      <style:text-properties style:font-name="Times New Roman" fo:font-size="13pt" fo:letter-spacing="-0.0008in" officeooo:rsid="001cf850" style:font-name-asian="Times New Roman1" style:font-size-asian="13pt" style:font-name-complex="Times New Roman1" style:font-size-complex="13pt"/>
    </style:style>
    <style:style style:name="T23" style:family="text">
      <style:text-properties style:font-name="Times New Roman" fo:font-size="13pt" fo:letter-spacing="-0.0008in" fo:font-weight="normal" style:font-name-asian="Times New Roman1" style:font-size-asian="13pt" style:font-weight-asian="normal" style:font-name-complex="Times New Roman1" style:font-size-complex="13pt" style:font-weight-complex="normal" style:text-scale="99%"/>
    </style:style>
    <style:style style:name="T24" style:family="text">
      <style:text-properties style:font-name="Times New Roman" fo:font-size="13pt" fo:letter-spacing="-0.0008in" fo:font-weight="normal" officeooo:rsid="001cf850" style:font-name-asian="Times New Roman1" style:font-size-asian="13pt" style:font-weight-asian="normal" style:font-name-complex="Times New Roman1" style:font-size-complex="13pt" style:font-weight-complex="normal" style:text-scale="99%"/>
    </style:style>
    <style:style style:name="T25" style:family="text">
      <style:text-properties style:font-name="Times New Roman" fo:font-size="13pt" fo:letter-spacing="-0.0008in" fo:font-weight="normal" officeooo:rsid="002c3b81" style:font-name-asian="Times New Roman1" style:font-size-asian="13pt" style:font-weight-asian="normal" style:font-name-complex="Times New Roman1" style:font-size-complex="13pt" style:font-weight-complex="normal" style:text-scale="99%"/>
    </style:style>
    <style:style style:name="T26" style:family="text">
      <style:text-properties style:font-name="Times New Roman" fo:font-size="13pt" fo:letter-spacing="-0.0008in" fo:font-weight="normal" officeooo:rsid="001d311a" style:font-name-asian="Times New Roman1" style:font-size-asian="13pt" style:font-weight-asian="normal" style:font-name-complex="Times New Roman1" style:font-size-complex="13pt" style:font-weight-complex="normal" style:text-scale="99%"/>
    </style:style>
    <style:style style:name="T27" style:family="text">
      <style:text-properties style:font-name="Times New Roman" fo:font-size="13pt" fo:letter-spacing="0.0016in" style:font-name-asian="Times New Roman1" style:font-size-asian="13pt" style:font-name-complex="Times New Roman1" style:font-size-complex="13pt"/>
    </style:style>
    <style:style style:name="T28" style:family="text">
      <style:text-properties style:font-name="Times New Roman" fo:font-size="13pt" fo:letter-spacing="0.0008in" style:font-name-asian="Times New Roman1" style:font-size-asian="13pt" style:font-name-complex="Times New Roman1" style:font-size-complex="13pt"/>
    </style:style>
    <style:style style:name="T29" style:family="text">
      <style:text-properties style:font-name="Times New Roman" fo:font-size="13pt" fo:letter-spacing="-0.0063in" style:font-name-asian="Times New Roman1" style:font-size-asian="13pt" style:font-name-complex="Times New Roman1" style:font-size-complex="13pt"/>
    </style:style>
    <style:style style:name="T30" style:family="text">
      <style:text-properties style:font-name="Times New Roman" fo:font-size="13pt" fo:letter-spacing="-0.0016in" style:font-name-asian="Times New Roman1" style:font-size-asian="13pt" style:font-name-complex="Times New Roman1" style:font-size-complex="13pt"/>
    </style:style>
    <style:style style:name="T31" style:family="text">
      <style:text-properties style:font-name="Times New Roman" fo:background-color="#ffffff" loext:char-shading-value="0" style:font-name-complex="Arial1" style:font-size-complex="10.5pt"/>
    </style:style>
    <style:style style:name="T32" style:family="text">
      <style:text-properties style:font-name="Times New Roman" officeooo:rsid="003bcdfb" fo:background-color="#ffffff" loext:char-shading-value="0" style:font-name-complex="Arial1" style:font-size-complex="10.5pt"/>
    </style:style>
    <style:style style:name="T33" style:family="text">
      <style:text-properties style:font-name="Cambria Math" fo:font-size="13pt" fo:letter-spacing="-0.0016in" style:font-name-asian="Cambria Math1" style:font-size-asian="13pt" style:font-name-complex="Cambria Math1" style:font-size-complex="13pt"/>
    </style:style>
    <style:style style:name="T34" style:family="text">
      <style:text-properties style:font-name="Cambria Math" fo:font-size="13pt" fo:letter-spacing="-0.0008in" style:font-name-asian="Cambria Math1" style:font-size-asian="13pt" style:font-name-complex="Cambria Math1" style:font-size-complex="13pt"/>
    </style:style>
    <style:style style:name="T35" style:family="text">
      <style:text-properties style:text-position="sub 58%" style:font-name="Times New Roman" fo:font-size="13pt" fo:letter-spacing="-0.0008in" fo:font-weight="normal" officeooo:rsid="001cf850" style:font-name-asian="Times New Roman1" style:font-size-asian="13pt" style:font-weight-asian="normal" style:font-name-complex="Times New Roman1" style:font-size-complex="13pt" style:font-weight-complex="normal" style:text-scale="99%"/>
    </style:style>
    <style:style style:name="T36" style:family="text">
      <style:text-properties style:text-position="sub 58%" style:font-name="Times New Roman" fo:font-size="13pt" fo:letter-spacing="-0.0008in" fo:font-weight="normal" officeooo:rsid="001d311a" style:font-name-asian="Times New Roman1" style:font-size-asian="13pt" style:font-weight-asian="normal" style:font-name-complex="Times New Roman1" style:font-size-complex="13pt" style:font-weight-complex="normal" style:text-scale="99%"/>
    </style:style>
    <style:style style:name="T37" style:family="text">
      <style:text-properties style:text-position="0% 100%" fo:letter-spacing="-0.0008in" style:font-name-asian="Times New Roman1" style:font-name-complex="Times New Roman1" style:text-scale="99%"/>
    </style:style>
    <style:style style:name="T38" style:family="text">
      <style:text-properties style:text-position="0% 100%" fo:letter-spacing="-0.0008in" officeooo:rsid="00202e59" style:font-name-asian="Times New Roman1" style:font-name-complex="Times New Roman1" style:text-scale="99%"/>
    </style:style>
    <style:style style:name="T39" style:family="text">
      <style:text-properties style:text-position="0% 100%" fo:letter-spacing="-0.0008in" officeooo:rsid="0021573c" style:font-name-asian="Times New Roman1" style:font-name-complex="Times New Roman1" style:text-scale="99%"/>
    </style:style>
    <style:style style:name="T40" style:family="text">
      <style:text-properties style:text-position="0% 100%" fo:letter-spacing="-0.0008in" officeooo:rsid="002314f2" style:font-name-asian="Times New Roman1" style:font-name-complex="Times New Roman1" style:text-scale="99%"/>
    </style:style>
    <style:style style:name="T41" style:family="text">
      <style:text-properties style:text-position="0% 100%" fo:letter-spacing="-0.0008in" officeooo:rsid="00204f0f" style:font-name-asian="Times New Roman1" style:font-name-complex="Times New Roman1" style:text-scale="99%"/>
    </style:style>
    <style:style style:name="T42" style:family="text">
      <style:text-properties style:text-position="0% 100%" fo:letter-spacing="-0.0008in" officeooo:rsid="0024ab7c" style:font-name-asian="Times New Roman1" style:font-name-complex="Times New Roman1" style:text-scale="99%"/>
    </style:style>
    <style:style style:name="T43" style:family="text">
      <style:text-properties style:text-position="0% 100%" fo:letter-spacing="-0.0008in" officeooo:rsid="0022dba9" style:font-name-asian="Times New Roman1" style:font-name-complex="Times New Roman1" style:text-scale="99%"/>
    </style:style>
    <style:style style:name="T44" style:family="text">
      <style:text-properties style:text-position="0% 100%" fo:letter-spacing="-0.0008in" officeooo:rsid="00275ebc" style:font-name-asian="Times New Roman1" style:font-name-complex="Times New Roman1" style:text-scale="99%"/>
    </style:style>
    <style:style style:name="T45" style:family="text">
      <style:text-properties style:text-position="0% 100%" fo:letter-spacing="-0.0008in" officeooo:rsid="001e65c3" style:font-name-asian="Times New Roman1" style:font-name-complex="Times New Roman1" style:text-scale="99%"/>
    </style:style>
    <style:style style:name="T46" style:family="text">
      <style:text-properties style:text-position="0% 100%" fo:letter-spacing="-0.0008in" officeooo:rsid="002c3b81" style:font-name-asian="Times New Roman1" style:font-name-complex="Times New Roman1" style:text-scale="99%"/>
    </style:style>
    <style:style style:name="T47" style:family="text">
      <style:text-properties style:text-position="0% 100%" fo:letter-spacing="-0.0008in" officeooo:rsid="002f8334" style:font-name-asian="Times New Roman1" style:font-name-complex="Times New Roman1" style:text-scale="99%"/>
    </style:style>
    <style:style style:name="T48" style:family="text">
      <style:text-properties style:text-position="0% 100%" fo:letter-spacing="-0.0008in" officeooo:rsid="00221106" style:font-name-asian="Times New Roman1" style:font-name-complex="Times New Roman1" style:text-scale="99%"/>
    </style:style>
    <style:style style:name="T49" style:family="text">
      <style:text-properties style:text-position="0% 100%" fo:letter-spacing="-0.0008in" officeooo:rsid="0033461f" style:font-name-asian="Times New Roman1" style:font-name-complex="Times New Roman1" style:text-scale="99%"/>
    </style:style>
    <style:style style:name="T50" style:family="text">
      <style:text-properties style:text-position="0% 100%" fo:letter-spacing="-0.0008in" officeooo:rsid="00336533" style:font-name-asian="Times New Roman1" style:font-name-complex="Times New Roman1" style:text-scale="99%"/>
    </style:style>
    <style:style style:name="T51" style:family="text">
      <style:text-properties style:text-position="0% 100%" fo:letter-spacing="-0.0008in" officeooo:rsid="003cf671" style:font-name-asian="Times New Roman1" style:font-name-complex="Times New Roman1" style:text-scale="99%"/>
    </style:style>
    <style:style style:name="T52" style:family="text">
      <style:text-properties style:text-position="0% 100%" fo:letter-spacing="-0.0008in" fo:font-weight="normal" style:font-name-asian="Times New Roman1" style:font-weight-asian="normal" style:font-name-complex="Times New Roman1" style:font-weight-complex="normal" style:text-scale="99%"/>
    </style:style>
    <style:style style:name="T53" style:family="text">
      <style:text-properties style:text-position="0% 100%" fo:letter-spacing="-0.0008in" fo:font-weight="normal" officeooo:rsid="001e65c3" style:font-name-asian="Times New Roman1" style:font-weight-asian="normal" style:font-name-complex="Times New Roman1" style:font-weight-complex="normal" style:text-scale="99%"/>
    </style:style>
    <style:style style:name="T54" style:family="text">
      <style:text-properties style:text-position="0% 100%" fo:letter-spacing="-0.0008in" fo:background-color="#ffffff" loext:char-shading-value="0" style:font-name-asian="Times New Roman1" style:font-name-complex="Times New Roman1" style:text-scale="99%"/>
    </style:style>
    <style:style style:name="T55" style:family="text">
      <style:text-properties style:text-position="0% 100%" fo:letter-spacing="-0.0008in" officeooo:rsid="0030d7cc" fo:background-color="#ffffff" loext:char-shading-value="0" style:font-name-asian="Times New Roman1" style:font-name-complex="Times New Roman1" style:text-scale="99%"/>
    </style:style>
    <style:style style:name="T56" style:family="text">
      <style:text-properties style:text-position="0% 100%" fo:letter-spacing="-0.0008in" officeooo:rsid="00336533" fo:background-color="#ffffff" loext:char-shading-value="0" style:font-name-asian="Times New Roman1" style:font-name-complex="Times New Roman1" style:font-weight-complex="bold" style:text-scale="99%"/>
    </style:style>
    <style:style style:name="T57" style:family="text">
      <style:text-properties style:text-position="0% 100%" fo:letter-spacing="-0.0008in" fo:background-color="#ffffff" loext:char-shading-value="0" style:font-name-asian="Times New Roman1" style:font-name-complex="Arial1" style:font-weight-complex="bold" style:text-scale="99%"/>
    </style:style>
    <style:style style:name="T58" style:family="text">
      <style:text-properties style:text-position="0% 100%" fo:letter-spacing="-0.0008in" officeooo:rsid="00336533" fo:background-color="#ffffff" loext:char-shading-value="0" style:font-name-asian="Times New Roman1" style:font-name-complex="Arial1" style:font-weight-complex="bold" style:text-scale="99%"/>
    </style:style>
    <style:style style:name="T59" style:family="text">
      <style:text-properties style:text-position="0% 100%" fo:letter-spacing="-0.0008in" officeooo:rsid="0033461f" fo:background-color="#ffffff" loext:char-shading-value="0" style:font-name-asian="Times New Roman1" style:font-name-complex="Arial1" style:font-weight-complex="bold" style:text-scale="99%"/>
    </style:style>
    <style:style style:name="T60" style:family="text">
      <style:text-properties style:text-position="0% 100%" style:font-name="Times New Roman" fo:font-size="13pt" fo:letter-spacing="-0.0008in" fo:font-weight="normal" style:font-name-asian="Times New Roman1" style:font-size-asian="13pt" style:font-weight-asian="normal" style:font-name-complex="Times New Roman1" style:font-size-complex="13pt" style:font-weight-complex="normal" style:text-scale="99%"/>
    </style:style>
    <style:style style:name="T61" style:family="text">
      <style:text-properties style:text-position="0% 100%" style:font-name="Times New Roman" fo:font-size="13pt" fo:letter-spacing="-0.0008in" fo:font-weight="normal" officeooo:rsid="001cf850" style:font-name-asian="Times New Roman1" style:font-size-asian="13pt" style:font-weight-asian="normal" style:font-name-complex="Times New Roman1" style:font-size-complex="13pt" style:font-weight-complex="normal" style:text-scale="99%"/>
    </style:style>
    <style:style style:name="T62" style:family="text">
      <style:text-properties style:text-position="0% 100%" style:font-name="Times New Roman" fo:font-size="13pt" fo:letter-spacing="-0.0008in" fo:font-weight="normal" officeooo:rsid="0022dba9" style:font-name-asian="Times New Roman1" style:font-size-asian="13pt" style:font-weight-asian="normal" style:font-name-complex="Times New Roman1" style:font-size-complex="13pt" style:font-weight-complex="normal" style:text-scale="99%"/>
    </style:style>
    <style:style style:name="T63" style:family="text">
      <style:text-properties style:text-position="0% 100%" style:font-name="Times New Roman" fo:font-size="13pt" fo:letter-spacing="-0.0008in" fo:font-weight="normal" officeooo:rsid="001d311a" style:font-name-asian="Times New Roman1" style:font-size-asian="13pt" style:font-weight-asian="normal" style:font-name-complex="Times New Roman1" style:font-size-complex="13pt" style:font-weight-complex="normal" style:text-scale="99%"/>
    </style:style>
    <style:style style:name="T64" style:family="text">
      <style:text-properties style:text-position="0% 100%" style:font-name="Times New Roman" fo:font-size="13pt" fo:letter-spacing="-0.0008in" fo:font-weight="normal" officeooo:rsid="001e65c3" style:font-name-asian="Times New Roman1" style:font-size-asian="13pt" style:font-weight-asian="normal" style:font-name-complex="Times New Roman1" style:font-size-complex="13pt" style:font-weight-complex="normal" style:text-scale="99%"/>
    </style:style>
    <style:style style:name="T65" style:family="text">
      <style:text-properties style:text-position="0% 100%" style:font-name="Times New Roman" fo:font-size="13pt" fo:letter-spacing="-0.0008in" fo:font-weight="normal" officeooo:rsid="002efb03" style:font-name-asian="Times New Roman1" style:font-size-asian="13pt" style:font-weight-asian="normal" style:font-name-complex="Times New Roman1" style:font-size-complex="13pt" style:font-weight-complex="normal" style:text-scale="99%"/>
    </style:style>
    <style:style style:name="T66" style:family="text">
      <style:text-properties style:text-position="0% 100%" style:font-name="Century Schoolbook L" fo:font-size="16pt" fo:letter-spacing="-0.0008in" fo:font-weight="normal" officeooo:rsid="001d311a" style:font-name-asian="Arial1" style:font-size-asian="16pt" style:font-weight-asian="normal" style:font-name-complex="Arial1" style:font-size-complex="16pt" style:font-weight-complex="normal" style:text-scale="99%"/>
    </style:style>
    <style:style style:name="T67" style:family="text">
      <style:text-properties style:text-position="0% 100%" style:font-name="Century Schoolbook L" fo:font-size="16pt" fo:letter-spacing="-0.0008in" fo:font-weight="normal" officeooo:rsid="001cf850" style:font-name-asian="Arial1" style:font-size-asian="16pt" style:font-weight-asian="normal" style:font-name-complex="Arial1" style:font-size-complex="16pt" style:font-weight-complex="normal" style:text-scale="99%"/>
    </style:style>
    <style:style style:name="T68" style:family="text">
      <style:text-properties officeooo:rsid="00202e59"/>
    </style:style>
    <style:style style:name="T69" style:family="text">
      <style:text-properties style:font-name="DejaVu Sans Mono" fo:font-size="9pt"/>
    </style:style>
    <style:style style:name="T70" style:family="text">
      <style:text-properties officeooo:rsid="00204f0f"/>
    </style:style>
    <style:style style:name="T71" style:family="text">
      <style:text-properties officeooo:rsid="0021573c"/>
    </style:style>
    <style:style style:name="T72" style:family="text">
      <style:text-properties officeooo:rsid="00221106"/>
    </style:style>
    <style:style style:name="T73" style:family="text">
      <style:text-properties officeooo:rsid="0022dba9"/>
    </style:style>
    <style:style style:name="T74" style:family="text">
      <style:text-properties officeooo:rsid="002314f2"/>
    </style:style>
    <style:style style:name="T75" style:family="text">
      <style:text-properties officeooo:rsid="0024ab7c"/>
    </style:style>
    <style:style style:name="T76" style:family="text">
      <style:text-properties officeooo:rsid="00255e60"/>
    </style:style>
    <style:style style:name="T77" style:family="text">
      <style:text-properties officeooo:rsid="00272102"/>
    </style:style>
    <style:style style:name="T78" style:family="text">
      <style:text-properties officeooo:rsid="00275ebc"/>
    </style:style>
    <style:style style:name="T79" style:family="text">
      <style:text-properties officeooo:rsid="002782b3"/>
    </style:style>
    <style:style style:name="T80" style:family="text">
      <style:text-properties officeooo:rsid="00286454"/>
    </style:style>
    <style:style style:name="T81" style:family="text">
      <style:text-properties officeooo:rsid="002a2803"/>
    </style:style>
    <style:style style:name="T82" style:family="text">
      <style:text-properties officeooo:rsid="002b5700"/>
    </style:style>
    <style:style style:name="T83" style:family="text">
      <style:text-properties officeooo:rsid="002c3b81"/>
    </style:style>
    <style:style style:name="T84" style:family="text">
      <style:text-properties officeooo:rsid="002f8334"/>
    </style:style>
    <style:style style:name="T85" style:family="text">
      <style:text-properties fo:color="#222222" style:text-position="0% 100%" fo:letter-spacing="-0.0008in" officeooo:rsid="00336533" fo:background-color="#ffffff" loext:char-shading-value="0" style:font-name-asian="Times New Roman1" style:font-name-complex="Arial1" style:font-size-complex="10.5pt" style:font-weight-complex="bold" style:text-scale="99%"/>
    </style:style>
    <style:style style:name="T86" style:family="text">
      <style:text-properties fo:color="#222222" style:text-position="0% 100%" fo:letter-spacing="-0.0008in" officeooo:rsid="00360781" fo:background-color="#ffffff" loext:char-shading-value="0" style:font-name-asian="Times New Roman1" style:font-name-complex="Arial1" style:font-size-complex="10.5pt" style:font-weight-complex="bold" style:text-scale="99%"/>
    </style:style>
    <style:style style:name="T87" style:family="text">
      <style:text-properties officeooo:rsid="00360781"/>
    </style:style>
    <style:style style:name="T88" style:family="text">
      <style:text-properties fo:font-size="12pt" style:font-size-asian="12pt" style:font-name-complex="Arial1"/>
    </style:style>
    <style:style style:name="T89" style:family="text">
      <style:text-properties fo:font-size="12pt" officeooo:rsid="0038d3ac" style:font-size-asian="12pt" style:font-name-complex="Arial1"/>
    </style:style>
    <style:style style:name="T90" style:family="text">
      <style:text-properties fo:font-size="12pt" officeooo:rsid="003cf671" style:font-size-asian="12pt" style:font-name-complex="Arial1"/>
    </style:style>
    <style:style style:name="T91" style:family="text">
      <style:text-properties fo:font-size="12pt" fo:background-color="#ffffff" loext:char-shading-value="0" style:font-size-asian="12pt" style:font-name-complex="Arial1" style:font-size-complex="10.5pt"/>
    </style:style>
    <style:style style:name="T92" style:family="text">
      <style:text-properties style:font-name-complex="Arial1"/>
    </style:style>
    <style:style style:name="T93" style:family="text">
      <style:text-properties officeooo:rsid="00275ebc" style:font-name-complex="Arial1"/>
    </style:style>
    <style:style style:name="T94" style:family="text">
      <style:text-properties officeooo:rsid="00202e59" style:font-name-complex="Arial1"/>
    </style:style>
    <style:style style:name="T95" style:family="text">
      <style:text-properties officeooo:rsid="003a4558"/>
    </style:style>
    <style:style style:name="T96" style:family="text">
      <style:text-properties officeooo:rsid="003bcdfb"/>
    </style:style>
    <style:style style:name="T97" style:family="text">
      <style:text-properties officeooo:rsid="003bcdfb" fo:background-color="#ffffff" loext:char-shading-value="0" style:font-name-complex="Arial1"/>
    </style:style>
    <style:style style:name="T98" style:family="text">
      <style:text-properties officeooo:rsid="0024ab7c" fo:background-color="#ffffff" loext:char-shading-value="0" style:font-name-complex="Arial1"/>
    </style:style>
    <style:style style:name="T99" style:family="text">
      <style:text-properties fo:color="#808000"/>
    </style:style>
    <style:style style:name="T100" style:family="text">
      <style:text-properties fo:color="#008000" fo:font-weight="bold"/>
    </style:style>
    <style:style style:name="T101" style:family="text">
      <style:text-properties fo:color="#000080" fo:font-weight="bold"/>
    </style:style>
    <style:style style:name="T102" style:family="text">
      <style:text-properties fo:color="#000080" style:font-name="DejaVu Sans Mono" fo:font-size="9pt" fo:font-weight="bold"/>
    </style:style>
    <style:style style:name="T103" style:family="text">
      <style:text-properties fo:color="#008080"/>
    </style:style>
    <style:style style:name="T104" style:family="text">
      <style:text-properties fo:color="#008080" style:font-name="DejaVu Sans Mono" fo:font-size="9pt"/>
    </style:style>
    <style:style style:name="T105" style:family="text">
      <style:text-properties fo:color="#0000ff" style:font-name="DejaVu Sans Mono" fo:font-size="9pt"/>
    </style:style>
    <style:style style:name="T106" style:family="text">
      <style:text-properties fo:color="#808080"/>
    </style:style>
    <style:style style:name="T107" style:family="text">
      <style:text-properties fo:color="#808080" style:font-name="DejaVu Sans Mono" fo:font-size="9pt" fo:font-style="italic"/>
    </style:style>
    <style:style style:name="T108" style:family="text">
      <style:text-properties fo:color="#1f542e" style:font-name="DejaVu Sans Mono" fo:font-size="9pt" fo:font-weight="bold"/>
    </style:style>
    <style:style style:name="T109" style:family="text">
      <style:text-properties fo:color="#660e7a" style:font-name="DejaVu Sans Mono" fo:font-size="9pt"/>
    </style:style>
    <style:style style:name="T110" style:family="text">
      <style:text-properties officeooo:rsid="003d47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PROJECT</text:span><text:span text:style-name="T12"> </text:span><text:span text:style-name="T13">STAGE</text:span></text:p>
      <text:p text:style-name="P2"><text:span text:style-name="T1">ADT</text:span><text:span text:style-name="T2"> </text:span><text:span text:style-name="T1">SortedMap</text:span><text:span text:style-name="T3"> </text:span><text:span text:style-name="T1">–</text:span><text:span text:style-name="T4"> </text:span><text:span text:style-name="T5">implementation</text:span><text:span text:style-name="T4"> </text:span><text:span text:style-name="T5">on</text:span><text:span text:style-name="T7"> </text:span><text:span text:style-name="T1">a</text:span><text:span text:style-name="T4"> </text:span><text:span text:style-name="T5">hash</text:span><text:span text:style-name="T7"> </text:span><text:span text:style-name="T1">table,</text:span><text:span text:style-name="T8"> </text:span><text:span text:style-name="T5">collision</text:span><text:span text:style-name="T14"> </text:span><text:span text:style-name="T5">resolution</text:span><text:span text:style-name="T2"> </text:span><text:span text:style-name="T9">by</text:span><text:span text:style-name="T10"> </text:span><text:span text:style-name="T5">separate</text:span><text:span text:style-name="T11"> </text:span><text:span text:style-name="T5">chaining</text:span></text:p>
      <text:p text:style-name="P29">ADT Domain:</text:p>
      <text:p text:style-name="P10"/>
      <text:p text:style-name="P4"><text:span text:style-name="T21">S</text:span><text:span text:style-name="T20">M</text:span><text:span text:style-name="T15"> </text:span><text:span text:style-name="T20">=</text:span><text:span text:style-name="T15"> </text:span><text:span text:style-name="T20">{</text:span><text:span text:style-name="T21">s</text:span><text:span text:style-name="T20">m|</text:span><text:span text:style-name="T21">s</text:span><text:span text:style-name="T20">m</text:span><text:span text:style-name="T16"> </text:span><text:span text:style-name="T20">is</text:span><text:span text:style-name="T15"> </text:span><text:span text:style-name="T20">a</text:span><text:span text:style-name="T17"> </text:span><text:span text:style-name="T18">sorted </text:span><text:span text:style-name="T20">map</text:span><text:span text:style-name="T19"> </text:span><text:span text:style-name="T20">with</text:span><text:span text:style-name="T15"> </text:span><text:span text:style-name="T20">elements</text:span><text:span text:style-name="T15"> </text:span><text:span text:style-name="T20">e =</text:span><text:span text:style-name="T15"> </text:span><text:span text:style-name="T20">(k,</text:span><text:span text:style-name="T15"> </text:span><text:span text:style-name="T20">v),</text:span><text:span text:style-name="T17"> </text:span><text:span text:style-name="T20">where</text:span><text:span text:style-name="T17"> </text:span><text:span text:style-name="T20">k</text:span><text:span text:style-name="T27"> </text:span><text:span text:style-name="T34">∈</text:span><text:span text:style-name="T33"> </text:span><text:span text:style-name="T28">TKey</text:span><text:span text:style-name="T29"> </text:span><text:span text:style-name="T20">and</text:span><text:span text:style-name="T15"> </text:span><text:span text:style-name="T20">v</text:span><text:span text:style-name="T30"> </text:span><text:span text:style-name="T34">∈ </text:span><text:span text:style-name="T20">Tvalue, </text:span><text:span text:style-name="T22">and we can define a relation on the set of keys</text:span><text:span text:style-name="T20">}</text:span></text:p>
      <text:p text:style-name="P13"/>
      <text:p text:style-name="P29">ADT Interface:</text:p>
      <text:p text:style-name="P11"/>
      <text:p text:style-name="P30">init(sm, <text:span text:style-name="T110">relation</text:span>)</text:p>
      <text:p text:style-name="P11"><text:tab/>descr: creates a new empty SortedMap</text:p>
      <text:p text:style-name="P11"><text:tab/>pre: true</text:p>
      <text:p text:style-name="P4"><text:span text:style-name="T24"><text:tab/>post: sm </text:span><text:span text:style-name="T23">∈</text:span><text:span text:style-name="T24"> SM, </text:span><text:span text:style-name="T25">s</text:span><text:span text:style-name="T24">m is an empty SortedMap</text:span></text:p>
      <text:p text:style-name="P11"/>
      <text:p text:style-name="P30">destroy(sm)</text:p>
      <text:p text:style-name="P11"><text:tab/>descr: destroys a SortedMap</text:p>
      <text:p text:style-name="P4"><text:span text:style-name="T24"><text:tab/>pre: sm </text:span><text:span text:style-name="T23">∈</text:span><text:span text:style-name="T24"> SM</text:span></text:p>
      <text:p text:style-name="P11"><text:tab/>post: sm was destroyed, allocated memory was freed</text:p>
      <text:p text:style-name="P11"/>
      <text:p text:style-name="P30">add(sm, k, v)</text:p>
      <text:p text:style-name="P11"><text:tab/>descr: add a new &lt;k, v&gt; pair to the SortedMap</text:p>
      <text:p text:style-name="P4"><text:span text:style-name="T24"><text:tab/>pre: sm </text:span><text:span text:style-name="T23">∈</text:span><text:span text:style-name="T24"> SM, k ∈ Tkey, v ∈ Tvalue</text:span></text:p>
      <text:p text:style-name="P4"><text:span text:style-name="T24"><text:tab/>post: sm</text:span><text:span text:style-name="T35">0 </text:span><text:span text:style-name="T61">∈ SM, sm</text:span><text:span text:style-name="T35">0</text:span><text:span text:style-name="T61"> = sm ∪ &lt;k, v&gt;</text:span></text:p>
      <text:p text:style-name="P14"/>
      <text:p text:style-name="P24"><text:span text:style-name="T60">remove(sm, k, </text:span><text:span text:style-name="T62">v</text:span><text:span text:style-name="T60">)</text:span></text:p>
      <text:p text:style-name="P4"><text:span text:style-name="T61"><text:tab/></text:span><text:span text:style-name="T60">descr: removes a pair with a given key from the SortedMap</text:span></text:p>
      <text:p text:style-name="P14"><text:tab/>pre: sm ∈ SM, k ∈ Tkey</text:p>
      <text:p text:style-name="P5"><text:span text:style-name="T61"><text:tab/></text:span><text:span text:style-name="T63">post: v </text:span><text:span text:style-name="T61">∈ </text:span><text:span text:style-name="T63">Tvalue, where v is v’ if ∃ &lt;k,v’&gt; </text:span><text:span text:style-name="T61">∈ </text:span><text:span text:style-name="T63">sm and sm’ </text:span><text:span text:style-name="T61">∈ </text:span><text:span text:style-name="T63">SM, sm’=sm&lt;k,v&gt; or 0</text:span><text:span text:style-name="T36">TValue </text:span><text:span text:style-name="T63">otherwise.</text:span></text:p>
      <text:p text:style-name="P16"/>
      <text:p text:style-name="P26"><text:span text:style-name="T60">search(sm, k, </text:span><text:span text:style-name="T62">v</text:span><text:span text:style-name="T60">)</text:span></text:p>
      <text:p text:style-name="P5"><text:span text:style-name="T63"><text:tab/></text:span><text:span text:style-name="T60">descr: searche</text:span><text:span text:style-name="T63">s</text:span><text:span text:style-name="T60"> for the value associated with a given key in the SortedMap</text:span></text:p>
      <text:p text:style-name="P5"><text:span text:style-name="T63"><text:tab/></text:span><text:span text:style-name="T60">pre: sm ∈ SM, k ∈ Tkey</text:span></text:p>
      <text:p text:style-name="P5"><text:span text:style-name="T63"><text:tab/>post: v </text:span><text:span text:style-name="T61">∈ </text:span><text:span text:style-name="T63">Tvalue, where v is v’ if ∃ &lt;k,v’&gt; </text:span><text:span text:style-name="T61">∈ </text:span><text:span text:style-name="T63">sm or 0</text:span><text:span text:style-name="T36">TValue </text:span><text:span text:style-name="T63">otherwise.</text:span></text:p>
      <text:p text:style-name="P16"/>
      <text:p text:style-name="P31">iterator(sm, it)</text:p>
      <text:p text:style-name="P5"><text:span text:style-name="T63"><text:tab/></text:span><text:span text:style-name="T60">descr: returns an iterator for a SortedMap</text:span></text:p>
      <text:p text:style-name="P16"><text:tab/>pre: sm ∈ SM</text:p>
      <text:p text:style-name="P5"><text:span text:style-name="T63"><text:tab/></text:span><text:span text:style-name="T60">post: it ∈ I, it is an iterator over sm</text:span></text:p>
      <text:p text:style-name="P16"/>
      <text:p text:style-name="P31">size(sm)</text:p>
      <text:p text:style-name="P5"><text:span text:style-name="T63"><text:tab/></text:span><text:span text:style-name="T60">descr: returns the number of pairs from the SortedMap</text:span></text:p>
      <text:p text:style-name="P16"><text:tab/>pre: sm ∈ SM</text:p>
      <text:p text:style-name="P16"><text:soft-page-break/><text:tab/>post: size ← the number of pairs from sm</text:p>
      <text:p text:style-name="P16"/>
      <text:p text:style-name="P27"><text:span text:style-name="T63">g</text:span><text:span text:style-name="T60">etM(sm)</text:span></text:p>
      <text:p text:style-name="P17"><text:tab/>descr: returns the number of keys of the hash table</text:p>
      <text:p text:style-name="P9"><text:span text:style-name="T60"><text:tab/></text:span><text:span text:style-name="T63">pre: sm ∈ SM</text:span></text:p>
      <text:p text:style-name="P9"><text:span text:style-name="T63"><text:tab/></text:span><text:span text:style-name="T60">post: getM </text:span><text:span text:style-name="T63">← </text:span><text:span text:style-name="T60">m</text:span></text:p>
      <text:p text:style-name="P17"/>
      <text:p text:style-name="P32">getPositionOfMinimum(sm)</text:p>
      <text:p text:style-name="P17"><text:tab/>descr: returns the position of the minimum element from the SortedMap</text:p>
      <text:p text:style-name="P9"><text:span text:style-name="T60"><text:tab/>pre: </text:span><text:span text:style-name="T63">sm ∈ SM</text:span></text:p>
      <text:p text:style-name="P9"><text:span text:style-name="T63"><text:tab/></text:span><text:span text:style-name="T60">post: getPositionOfMinimum</text:span><text:span text:style-name="T63">←</text:span><text:span text:style-name="T60">the position of the minimum element</text:span></text:p>
      <text:p text:style-name="P17"/>
      <text:p text:style-name="P32">deleteMinNode(sm)</text:p>
      <text:p text:style-name="P17"><text:tab/>descr: deletes <text:s/>the minimum element from the SortedMap</text:p>
      <text:p text:style-name="P9"><text:span text:style-name="T60"><text:tab/>pre: </text:span><text:span text:style-name="T63">sm ∈ SM</text:span></text:p>
      <text:p text:style-name="P9"><text:span text:style-name="T63"><text:tab/></text:span><text:span text:style-name="T61">post: sm</text:span><text:span text:style-name="T35">0 </text:span><text:span text:style-name="T61">∈ SM, sm</text:span><text:span text:style-name="T35">0</text:span><text:span text:style-name="T61"> = sm </text:span><text:span text:style-name="T60">\</text:span><text:span text:style-name="T61"> </text:span><text:span text:style-name="T60">the minimum element</text:span></text:p>
      <text:p text:style-name="P17"/>
      <text:p text:style-name="P32">getNodeAtMinPos(sm)</text:p>
      <text:p text:style-name="P17"><text:tab/>descr: returns a node containing the minimum element from the SortedMap</text:p>
      <text:p text:style-name="P9"><text:span text:style-name="T60"><text:tab/>pre: </text:span><text:span text:style-name="T63">sm ∈ SM</text:span></text:p>
      <text:p text:style-name="P9"><text:span text:style-name="T63"><text:tab/></text:span><text:span text:style-name="T61">post: </text:span><text:span text:style-name="T60">node</text:span><text:span text:style-name="T35"> </text:span><text:span text:style-name="T61">∈ </text:span><text:span text:style-name="T60">TNode, where node is a node containing the minimum element from the SortedMap</text:span></text:p>
      <text:p text:style-name="P16"/>
      <text:p text:style-name="P23"><text:span text:style-name="T66">Iterator</text:span><text:span text:style-name="T67"> Interface</text:span></text:p>
      <text:p text:style-name="P34"/>
      <text:p text:style-name="P25"><text:span text:style-name="T23">init(</text:span><text:span text:style-name="T26">it, </text:span><text:span text:style-name="T23">sm)</text:span></text:p>
      <text:p text:style-name="P7"><text:span text:style-name="T23"><text:tab/>descr: creates a new </text:span><text:span text:style-name="T26">iterator for a</text:span><text:span text:style-name="T23"> SortedMap</text:span></text:p>
      <text:p text:style-name="P12"><text:tab/>pre: sm ∈ SM</text:p>
      <text:p text:style-name="P15"><text:tab/>post: sm ∈ SM, m is an empty SortedMap</text:p>
      <text:p text:style-name="P15"><text:tab/>post: it ∈ I and it points to the first element in sm if sm is not empty or it is not valid</text:p>
      <text:p text:style-name="P15"/>
      <text:p text:style-name="P26"><text:span text:style-name="T61">v</text:span><text:span text:style-name="T60">alid(it)</text:span></text:p>
      <text:p text:style-name="P5"><text:span text:style-name="T63"><text:tab/></text:span><text:span text:style-name="T60">descr: verifies if the iterator is valid</text:span></text:p>
      <text:p text:style-name="P5"><text:span text:style-name="T63"><text:tab/></text:span><text:span text:style-name="T60">pre: it ∈ I</text:span></text:p>
      <text:p text:style-name="P5"><text:span text:style-name="T60"><text:tab/></text:span><text:span text:style-name="T63">post: valid is True if it points to a valid element of the container, False otherwise</text:span></text:p>
      <text:p text:style-name="P16"/>
      <text:p text:style-name="P31">next(it)</text:p>
      <text:p text:style-name="P5"><text:span text:style-name="T63"><text:tab/></text:span><text:span text:style-name="T60">descr: moves the current element from the SortedMap to the next element or makes the iterator invalid if no elements are left</text:span></text:p>
      <text:p text:style-name="P16"><text:tab/>pre: it ∈ I, it is valid </text:p>
      <text:p text:style-name="P16"><text:tab/>post: the current element from it points to the next element from the SortedMap</text:p>
      <text:p text:style-name="P16"/>
      <text:p text:style-name="P31">getCurrent(it, e)</text:p>
      <text:p text:style-name="P5"><text:span text:style-name="T63"><text:tab/></text:span><text:span text:style-name="T60">descr: returns the current element from the iterator</text:span></text:p>
      <text:p text:style-name="P5"><text:span text:style-name="T63"><text:tab/></text:span><text:span text:style-name="T60">pre: it ∈ I, it is valid</text:span></text:p>
      <text:p text:style-name="P8"><text:soft-page-break/><text:span text:style-name="T60"><text:tab/>post: </text:span><text:span text:style-name="T64">n ∈ TNode, n is a pair of key and value which represents the current element from it. <text:s/></text:span></text:p>
      <text:p text:style-name="P18"/>
      <text:p text:style-name="P18"/>
      <text:p text:style-name="P35">ADT Representation: </text:p>
      <text:p text:style-name="P18"/>
      <text:p text:style-name="P33">TNode: </text:p>
      <text:p text:style-name="P18">k: TKey </text:p>
      <text:p text:style-name="P118">v: TValue</text:p>
      <text:p text:style-name="P18">next: ↑ TNode</text:p>
      <text:p text:style-name="P18"><text:s/></text:p>
      <text:p text:style-name="P33">SortedMap: </text:p>
      <text:p text:style-name="P18">R: relation T: (↑ TNode)[] </text:p>
      <text:p text:style-name="P18">h: Function </text:p>
      <text:p text:style-name="P18">m: Integer </text:p>
      <text:p text:style-name="P18"/>
      <text:p text:style-name="P33">Iterator SortedMap: </text:p>
      <text:p text:style-name="P18">sm: SortedMap </text:p>
      <text:p text:style-name="P18">list: TList </text:p>
      <text:p text:style-name="P18">current: ↑ TNode</text:p>
      <text:p text:style-name="P18"/>
      <text:p text:style-name="P33">TList: </text:p>
      <text:p text:style-name="P18">head: ↑ TNode</text:p>
      <text:p text:style-name="P18"/>
      <text:p text:style-name="P18">Function: h = k % m</text:p>
      <text:p text:style-name="P18"/>
      <text:p text:style-name="P6"><text:span text:style-name="T64">relation(</text:span><text:span text:style-name="T65">k</text:span><text:span text:style-name="T64">1, </text:span><text:span text:style-name="T65">k</text:span><text:span text:style-name="T64">2) = True if </text:span><text:span text:style-name="T65">k</text:span><text:span text:style-name="T64">1 </text:span><text:span text:style-name="T60">≤</text:span><text:span text:style-name="T64"> </text:span><text:span text:style-name="T65">k</text:span><text:span text:style-name="T64">2, False if </text:span><text:span text:style-name="T65">k</text:span><text:span text:style-name="T64">1&gt;</text:span><text:span text:style-name="T65">k</text:span><text:span text:style-name="T64">2</text:span></text:p>
      <text:p text:style-name="P18"/>
      <text:p text:style-name="P35">Problem statement </text:p>
      <text:p text:style-name="P35"/>
      <text:p text:style-name="P18">Manage a list of people participating at a festival. Each person will be given a bracelet with code on it. A person is identified by the code on the bracelet. No one is allowed to enter the festival with any kind of money(cash or credit cards), because the amount of money a person has on itself must be stored on that person’s bracelet.</text:p>
      <text:p text:style-name="P18">The bracelet must charged before the person enters the festival area and cannot be recharget during the festival. </text:p>
      <text:p text:style-name="P18"><text:tab/>• Implement functions to manage the people at the festival such as add, remove, search, etc. </text:p>
      <text:p text:style-name="P18"><text:tab/>• The first 10 people who entered the festival will get a bonus of 10% of the sum of money they initially had on the bracelet. </text:p>
      <text:p text:style-name="P19"><text:tab/>• Compute the average amount of money a person spends during the festival.</text:p>
      <text:p text:style-name="P19"/>
      <text:p text:style-name="P19"/>
      <text:p text:style-name="P19"/>
      <text:p text:style-name="P19"/>
      <text:p text:style-name="P19"><text:soft-page-break/></text:p>
      <text:p text:style-name="P36">Justification </text:p>
      <text:p text:style-name="P36"/>
      <text:p text:style-name="P18">This problem is solved better with a SortedMap because every element of the map, which is considered to be a person will contain two values, the bracelet code which is associated with a unique key and and a value of type TValue which stores the sum of money a person originaly had on itself in orgMoney and the sum of money he was left with at the end of the festival in leftMoney (initialized at the beginning with 0). </text:p>
      <text:p text:style-name="P18"/>
      <text:p text:style-name="P18">Every person has one and only one bracelet and one bracelet can belong to only one person. No two people can share a bracelet so that this problem is best suitable for Map. </text:p>
      <text:p text:style-name="P18">Since the first people who came to the festival get a bonus we will need to know the order in which the people entered the festival. That order is kept by the values of the keys and so that we wouldn’t need to search for the first keys it is best that they are already sorted. Therefore, this problem is best suitable for a SortedMap. </text:p>
      <text:p text:style-name="P18"/>
      <text:p text:style-name="P28"><text:span text:style-name="T52">ADT </text:span><text:span text:style-name="T53">P</text:span><text:span text:style-name="T52">seudocod</text:span></text:p>
      <text:p text:style-name="P20"/>
      <text:p text:style-name="P41"><text:span text:style-name="T46">subalgorithm init</text:span><text:span text:style-name="T38">(</text:span><text:span text:style-name="T46">sm,</text:span><text:span text:style-name="T38">m) </text:span><text:span text:style-name="T47">is: Complexity </text:span><text:span text:style-name="T38"><text:s/></text:span><text:span text:style-name="T47">Θ(1)</text:span></text:p>
      <text:p text:style-name="P68"><text:s text:c="4"/><text:tab/><text:span text:style-name="T83">sm.</text:span>add(123, TValue{200, 20})</text:p>
      <text:p text:style-name="P68"><text:s text:c="4"/><text:tab/><text:span text:style-name="T83">sm.</text:span>add(113, TValue{300, 10})</text:p>
      <text:p text:style-name="P68"><text:s text:c="4"/><text:tab/><text:span text:style-name="T83">sm.</text:span>add(145, TValue{345, 4})</text:p>
      <text:p text:style-name="P68"><text:s text:c="4"/><text:tab/><text:span text:style-name="T83">sm.</text:span>add(435, TValue{500, 4})</text:p>
      <text:p text:style-name="P68"><text:s text:c="4"/><text:tab/><text:span text:style-name="T83">sm.</text:span>add(157, TValue{350, 10})</text:p>
      <text:p text:style-name="P68"><text:s text:c="4"/><text:span text:style-name="T83">sm.</text:span>add(111, TValue{100, 21})</text:p>
      <text:p text:style-name="P55">end-subalgorithm</text:p>
      <text:p text:style-name="P20"/>
      <text:p text:style-name="P41"><text:span text:style-name="T43">function</text:span><text:span text:style-name="T38"> R(k1, k2) </text:span><text:span text:style-name="T43">is: </text:span><text:span text:style-name="T38"><text:s/></text:span><text:span text:style-name="T43">Θ(</text:span><text:span text:style-name="T47">1</text:span><text:span text:style-name="T43">)</text:span></text:p>
      <text:p text:style-name="P73"><text:s text:c="4"/><text:tab/><text:span text:style-name="T73">function←</text:span>k1&lt;=k2</text:p>
      <text:p text:style-name="P74">end-function</text:p>
      <text:p text:style-name="P21"/>
      <text:p text:style-name="P40"><text:span text:style-name="T38">subalgorit</text:span><text:span text:style-name="T39">h</text:span><text:span text:style-name="T38">m add(sm, k, v) </text:span><text:span text:style-name="T39">is: </text:span><text:span text:style-name="T38">Complexity </text:span><text:span text:style-name="T37">Θ(n)</text:span></text:p>
      <text:p text:style-name="P69"><text:tab/></text:p>
      <text:p text:style-name="P71"><text:tab/>position<text:span text:style-name="T68">←</text:span>h(k)</text:p>
      <text:p text:style-name="P69"><text:tab/><text:span text:style-name="T68">newNode←allocate()</text:span></text:p>
      <text:p text:style-name="P98"><text:tab/>[newNode].key←k</text:p>
      <text:p text:style-name="P98"><text:tab/>[newNode].value←v</text:p>
      <text:p text:style-name="P68"><text:tab/></text:p>
      <text:p text:style-name="P68"><text:s text:c="4"/><text:tab/>if <text:s/><text:span text:style-name="T74">sm.</text:span>T[position] = <text:span text:style-name="T68">NIL then</text:span></text:p>
      <text:p text:style-name="P69"><text:s text:c="4"/><text:tab/><text:tab/><text:span text:style-name="T74">sm.</text:span>T[position]<text:span text:style-name="T68">←</text:span>newNode;</text:p>
      <text:p text:style-name="P69"><text:s text:c="4"/><text:tab/>else</text:p>
      <text:p text:style-name="P69"><text:tab/><text:tab/><text:span text:style-name="T68">crtNode←allocate()</text:span></text:p>
      <text:p text:style-name="P98"><text:tab/><text:tab/>crtNode←T[position]</text:p>
      <text:p text:style-name="P68"><text:s text:c="6"/><text:tab/><text:tab/>if <text:span text:style-name="T74">sm.</text:span>R(<text:span text:style-name="T68">[</text:span>newNode<text:span text:style-name="T68">].</text:span>key, <text:span text:style-name="T68">[</text:span>crtNode<text:span text:style-name="T68">].</text:span>key) <text:span text:style-name="T68">and</text:span> <text:span text:style-name="T68">[</text:span>newNode<text:span text:style-name="T68">].</text:span>key!=<text:span text:style-name="T68">[</text:span>crtNode<text:span text:style-name="T68">].</text:span>ke<text:span text:style-name="T68">y</text:span></text:p>
      <text:p text:style-name="P69"><text:s text:c="6"/><text:tab/><text:tab/><text:tab/><text:span text:style-name="T68">[</text:span>newNode<text:span text:style-name="T68">]</text:span>.next<text:span text:style-name="T68">←</text:span>crtNode</text:p>
      <text:p text:style-name="P69"><text:s text:c="6"/><text:tab/><text:tab/><text:tab/><text:span text:style-name="T74">sm.</text:span>T[position]<text:span text:style-name="T68">←</text:span>newNod<text:span text:style-name="T68">e</text:span></text:p>
      <text:p text:style-name="P70"><text:soft-page-break/><text:s text:c="6"/><text:tab/><text:tab/>els<text:span text:style-name="T70">e</text:span></text:p>
      <text:p text:style-name="P103"><text:tab/><text:tab/><text:tab/>prevNode←allocate()</text:p>
      <text:p text:style-name="P99"><text:tab/><text:tab/><text:tab/>prevNode←crtNode</text:p>
      <text:p text:style-name="P68"><text:s text:c="12"/><text:tab/><text:tab/>while crtNode!= <text:span text:style-name="T71">NIL</text:span> <text:span text:style-name="T71">and</text:span> <text:span text:style-name="T74">sm.</text:span>R(<text:span text:style-name="T71">[</text:span>crtNode<text:span text:style-name="T71">]</text:span>.key, <text:span text:style-name="T71">[</text:span>newNod<text:span text:style-name="T71">e].</text:span>key) <text:span text:style-name="T71">execute</text:span></text:p>
      <text:p text:style-name="P71"><text:s text:c="10"/><text:tab/><text:tab/><text:tab/><text:tab/>prevNode<text:span text:style-name="T68">←</text:span>crtNode</text:p>
      <text:p text:style-name="P71"><text:s text:c="12"/><text:tab/><text:tab/><text:tab/>crtNode<text:span text:style-name="T68">←[</text:span>crtNode<text:span text:style-name="T71">]</text:span>.next</text:p>
      <text:p text:style-name="P68"><text:s text:c="16"/></text:p>
      <text:p text:style-name="P71"><text:s text:c="12"/><text:tab/> <text:s text:c="3"/><text:tab/><text:tab/>if <text:span text:style-name="T71">[</text:span>prevNode<text:span text:style-name="T71">].</text:span>key<text:span text:style-name="T71">!=[</text:span>newNode<text:span text:style-name="T71">].</text:span>key <text:span text:style-name="T71">then</text:span></text:p>
      <text:p text:style-name="P68"><text:s text:c="12"/><text:tab/> <text:s text:c="3"/><text:tab/><text:tab/><text:tab/>if <text:span text:style-name="T71">[</text:span>prevNode<text:span text:style-name="T71">].</text:span>next = <text:span text:style-name="T71">NIL then</text:span></text:p>
      <text:p text:style-name="P71"><text:s text:c="12"/><text:tab/> <text:s text:c="11"/><text:tab/><text:tab/><text:span text:style-name="T71">[</text:span>prevNode<text:span text:style-name="T71">].</text:span>next<text:span text:style-name="T68">←</text:span>newNode</text:p>
      <text:p text:style-name="P68"><text:s text:c="12"/><text:tab/> <text:s text:c="7"/><text:tab/><text:tab/>else </text:p>
      <text:p text:style-name="P71"><text:s text:c="12"/><text:tab/> <text:s text:c="11"/><text:tab/><text:tab/><text:span text:style-name="T71">[</text:span>newNode<text:span text:style-name="T71">].</text:span>next<text:span text:style-name="T68">←</text:span>crtNode</text:p>
      <text:p text:style-name="P71"><text:s text:c="12"/><text:tab/> <text:s text:c="11"/><text:tab/><text:tab/><text:span text:style-name="T71">[</text:span>prevNode<text:span text:style-name="T71">].</text:span>next<text:span text:style-name="T68">←</text:span>newNode</text:p>
      <text:p text:style-name="P68"><text:s text:c="12"/><text:tab/> <text:s text:c="7"/><text:tab/><text:tab/><text:span text:style-name="T71">end-if</text:span></text:p>
      <text:p text:style-name="P71"><text:s text:c="12"/><text:tab/> <text:s text:c="3"/><text:tab/><text:span text:style-name="T71">end-while</text:span></text:p>
      <text:p text:style-name="P104"><text:tab/><text:tab/>end-if</text:p>
      <text:p text:style-name="P68"><text:tab/><text:span text:style-name="T71">end-if</text:span></text:p>
      <text:p text:style-name="P22">end-subalgorithm</text:p>
      <text:p text:style-name="P22"/>
      <text:p text:style-name="P22"/>
      <text:p text:style-name="P41"><text:span text:style-name="T51">f</text:span><text:span text:style-name="T39">unction search(sm, k) is: </text:span><text:span text:style-name="T47">Complexity </text:span><text:span text:style-name="T38"><text:s/></text:span><text:span text:style-name="T47">Θ(n)</text:span></text:p>
      <text:p text:style-name="P71"><text:tab/>position<text:span text:style-name="T68">←</text:span>h(k)</text:p>
      <text:p text:style-name="P45"><text:tab/>currentN←allocate()</text:p>
      <text:p text:style-name="P100"><text:tab/>currentN←sm.T[position]</text:p>
      <text:p text:style-name="P68"><text:s text:c="4"/><text:tab/>if currentN = <text:span text:style-name="T72">NIL then</text:span></text:p>
      <text:p text:style-name="P72"><text:s text:c="4"/><text:tab/> <text:s text:c="3"/><text:span text:style-name="T72">search←@default constructor for TValue</text:span></text:p>
      <text:p text:style-name="P72"><text:s text:c="4"/><text:tab/><text:span text:style-name="T72">end-if</text:span></text:p>
      <text:p text:style-name="P72"><text:tab/>while <text:span text:style-name="T72">[</text:span>currentN<text:span text:style-name="T72">].</text:span>next != <text:span text:style-name="T72">NIL</text:span> <text:span text:style-name="T72">and</text:span> <text:span text:style-name="T74">sm.</text:span>R(<text:span text:style-name="T72">[</text:span>currentN<text:span text:style-name="T72">].</text:span>next<text:span text:style-name="T72">.</text:span>key, k) <text:span text:style-name="T72">execute</text:span></text:p>
      <text:p text:style-name="P72"><text:s text:c="4"/><text:tab/> <text:s text:c="3"/>currentN<text:span text:style-name="T68">←[</text:span>currentN<text:span text:style-name="T72">].</text:span>next</text:p>
      <text:p text:style-name="P72"><text:tab/><text:span text:style-name="T72">end-while</text:span></text:p>
      <text:p text:style-name="P72"/>
      <text:p text:style-name="P68"><text:s text:c="4"/><text:tab/>if currentN != <text:span text:style-name="T72">NIL</text:span> <text:span text:style-name="T72">and</text:span> <text:span text:style-name="T72">[</text:span>currentN<text:span text:style-name="T72">].</text:span>key = k <text:span text:style-name="T72">then</text:span></text:p>
      <text:p text:style-name="P72"><text:s text:c="4"/><text:tab/> <text:s text:c="3"/><text:span text:style-name="T72">search←[</text:span>currentN<text:span text:style-name="T72">].</text:span>valu<text:span text:style-name="T72">e</text:span></text:p>
      <text:p text:style-name="P105"><text:tab/>end-if</text:p>
      <text:p text:style-name="P72"><text:s text:c="4"/><text:tab/><text:span text:style-name="T72">search←@default constructor for TValue</text:span></text:p>
      <text:p text:style-name="P50">end-function</text:p>
      <text:p text:style-name="P50"/>
      <text:p text:style-name="P57"><text:span text:style-name="T96">function remove(sm, k) is: </text:span><text:span text:style-name="T38"><text:s/></text:span><text:span text:style-name="T47">Complexity </text:span><text:span text:style-name="T48">Θ(n)</text:span></text:p>
      <text:p text:style-name="P108"><text:tab/><text:span text:style-name="T96">t←search(sm, k)</text:span></text:p>
      <text:p text:style-name="P108"><text:tab/>if <text:span text:style-name="T96">t</text:span>.orgMoney = 0 <text:span text:style-name="T72">and</text:span> <text:span text:style-name="T96">t.</text:span>leftMoney = 0 <text:span text:style-name="T72">then</text:span></text:p>
      <text:p text:style-name="P108"><text:s text:c="4"/><text:tab/> <text:s text:c="3"/><text:tab/><text:span text:style-name="T96">remove←t</text:span></text:p>
      <text:p text:style-name="P73"><text:s text:c="4"/><text:tab/>els<text:span text:style-name="T73">e</text:span></text:p>
      <text:p text:style-name="P73"><text:span text:style-name="T73"><text:tab/><text:tab/></text:span>position<text:span text:style-name="T68">←</text:span>h(k)</text:p>
      <text:p text:style-name="P73"><text:tab/><text:tab/><text:span text:style-name="T68">crtNode←allocate()</text:span></text:p>
      <text:p text:style-name="P101"><text:tab/><text:tab/>crtNode←T[position]</text:p>
      <text:p text:style-name="P68"><text:s text:c="8"/></text:p>
      <text:p text:style-name="P68"><text:s text:c="8"/><text:tab/>if <text:span text:style-name="T73">[</text:span>crtNode<text:span text:style-name="T73">].</text:span>key = k <text:span text:style-name="T73">then</text:span></text:p>
      <text:p text:style-name="P73"><text:soft-page-break/><text:s text:c="12"/><text:tab/><text:span text:style-name="T74">sm.</text:span>T[position]<text:span text:style-name="T68">←sm.[</text:span>T[position]<text:span text:style-name="T73">].</text:span>next</text:p>
      <text:p text:style-name="P68"><text:s text:c="7"/><text:tab/>else</text:p>
      <text:p text:style-name="P73"><text:s text:c="12"/><text:tab/><text:span text:style-name="T70">prevNode←allocate()</text:span></text:p>
      <text:p text:style-name="P101"><text:tab/><text:tab/><text:tab/>prevNode←NIL</text:p>
      <text:p text:style-name="P68"><text:s text:c="11"/><text:tab/><text:tab/>while <text:span text:style-name="T73">[</text:span>crtNode<text:span text:style-name="T73">].</text:span>next != <text:span text:style-name="T73">NIL</text:span> <text:span text:style-name="T73">and</text:span> <text:span text:style-name="T74">sm.</text:span>R(<text:span text:style-name="T73">[</text:span>crtNode<text:span text:style-name="T73">].</text:span>next.key, k) <text:span text:style-name="T73">execute</text:span></text:p>
      <text:p text:style-name="P73"><text:s text:c="13"/><text:tab/> <text:s text:c="2"/>prevNode<text:span text:style-name="T70">←</text:span>crtNode;</text:p>
      <text:p text:style-name="P73"><text:s text:c="13"/><text:tab/> <text:s text:c="2"/>crtNode<text:span text:style-name="T70">←[</text:span>crtNode<text:span text:style-name="T73">].</text:span>next;</text:p>
      <text:p text:style-name="P68"><text:s text:c="12"/><text:tab/><text:span text:style-name="T73">end-while</text:span></text:p>
      <text:p text:style-name="P68"><text:s text:c="12"/><text:tab/>if prevNode != <text:span text:style-name="T73">NIL then</text:span></text:p>
      <text:p text:style-name="P73"><text:s text:c="16"/><text:tab/><text:tab/><text:span text:style-name="T73">[</text:span>prevNode<text:span text:style-name="T73">].</text:span>next<text:span text:style-name="T70">←[</text:span>crtNode<text:span text:style-name="T73">].</text:span>next</text:p>
      <text:p text:style-name="P73"><text:tab/><text:tab/><text:tab/><text:span text:style-name="T73">end-if</text:span></text:p>
      <text:p text:style-name="P74"><text:tab/><text:tab/>end-if</text:p>
      <text:p text:style-name="P74"><text:tab/>end-if</text:p>
      <text:p text:style-name="P75"><text:tab/><text:span text:style-name="T96">remove←t</text:span></text:p>
      <text:p text:style-name="P74">end-subalgorithm</text:p>
      <text:p text:style-name="P74"/>
      <text:p text:style-name="P74"/>
      <text:p text:style-name="P95"><text:span text:style-name="T77">function size(sm) is: </text:span><text:span text:style-name="T47">Complexity </text:span><text:span text:style-name="T48">Θ(n)</text:span></text:p>
      <text:p text:style-name="P95"><text:tab/>ctrNodes<text:span text:style-name="T77">←</text:span>0</text:p>
      <text:p text:style-name="P68"><text:s text:c="4"/><text:tab/>while <text:span text:style-name="T77">sm.</text:span>iterator.getCurrent() != <text:span text:style-name="T77">NIL execute</text:span></text:p>
      <text:p text:style-name="P79"><text:s text:c="4"/><text:tab/><text:tab/>ctrNodes<text:span text:style-name="T70">←crtNodes+1</text:span></text:p>
      <text:p text:style-name="P79"><text:span text:style-name="T77"><text:tab/><text:tab/>sm.</text:span>iterator.next()</text:p>
      <text:p text:style-name="P68"><text:s text:c="4"/><text:tab/><text:span text:style-name="T77">end-while</text:span></text:p>
      <text:p text:style-name="P79"><text:s text:c="4"/><text:tab/><text:span text:style-name="T77">size←</text:span>ctrNodes</text:p>
      <text:p text:style-name="P51">end-function</text:p>
      <text:p text:style-name="P74"/>
      <text:p text:style-name="P42"><text:span text:style-name="T42">function</text:span><text:span text:style-name="T40"> getM(</text:span><text:span text:style-name="T42">sm</text:span><text:span text:style-name="T40">) </text:span><text:span text:style-name="T47">is: Complexity </text:span><text:span text:style-name="T48">Θ(</text:span><text:span text:style-name="T47">1</text:span><text:span text:style-name="T48">)</text:span></text:p>
      <text:p text:style-name="P80"><text:tab/>getM←sm.m</text:p>
      <text:p text:style-name="P52">end-function</text:p>
      <text:p text:style-name="P43"/>
      <text:p text:style-name="P42"><text:span text:style-name="T40">function</text:span><text:span text:style-name="T37"> getPositionOfMinimum(</text:span><text:span text:style-name="T40">sm</text:span><text:span text:style-name="T37">) </text:span><text:span text:style-name="T47">is: Complexity </text:span><text:span text:style-name="T48">Θ(n)</text:span></text:p>
      <text:p text:style-name="P76"><text:tab/>posOfMin<text:span text:style-name="T70">←</text:span>-1;</text:p>
      <text:p text:style-name="P76"><text:s text:c="4"/><text:tab/><text:span text:style-name="T74">for </text:span>i<text:span text:style-name="T70">←</text:span>0, <text:span text:style-name="T74">sm.</text:span>getM() <text:span text:style-name="T74">execute</text:span></text:p>
      <text:p text:style-name="P68"><text:s text:c="3"/><text:tab/><text:tab/>if <text:span text:style-name="T74">sm.</text:span>T[i] != <text:span text:style-name="T74">NIL then</text:span></text:p>
      <text:p text:style-name="P68"><text:s text:c="12"/><text:tab/><text:tab/>if posOfMin = -1 <text:span text:style-name="T74">then</text:span></text:p>
      <text:p text:style-name="P76"><text:s text:c="16"/><text:tab/><text:tab/><text:tab/>posOfMin<text:span text:style-name="T70">←</text:span>i;</text:p>
      <text:p text:style-name="P68"><text:s text:c="12"/><text:tab/><text:tab/>else</text:p>
      <text:p text:style-name="P68"><text:s text:c="16"/><text:tab/><text:tab/><text:tab/>if <text:span text:style-name="T74">sm.</text:span>R(<text:span text:style-name="T74">[sm.</text:span>T[i]<text:span text:style-name="T74">]</text:span>.key, <text:span text:style-name="T74">[sm.</text:span>T[posOfMin]<text:span text:style-name="T74">].</text:span>key<text:span text:style-name="T75">)</text:span> <text:span text:style-name="T74">then</text:span></text:p>
      <text:p text:style-name="P76"><text:s text:c="20"/><text:tab/><text:tab/>posOfMin<text:span text:style-name="T70">←</text:span>i</text:p>
      <text:p text:style-name="P76"><text:tab/><text:tab/><text:tab/><text:span text:style-name="T74">end-if</text:span></text:p>
      <text:p text:style-name="P68"><text:tab/><text:tab/><text:span text:style-name="T74">end-if</text:span></text:p>
      <text:p text:style-name="P94"><text:s text:c="7"/><text:tab/><text:span text:style-name="T74">end-for</text:span></text:p>
      <text:p text:style-name="P94"><text:span text:style-name="T39"><text:tab/>getPositionOfMinimum</text:span><text:span text:style-name="T41">←</text:span>posOfMin</text:p>
      <text:p text:style-name="P77">end-function</text:p>
      <text:p text:style-name="P49"/>
      <text:p text:style-name="P57"><text:span text:style-name="T75">subalgorithm </text:span>deleteMinNode(<text:span text:style-name="T75">sm) is: </text:span><text:span text:style-name="T47">Complexity </text:span><text:span text:style-name="T48">Θ(</text:span><text:span text:style-name="T47">1</text:span><text:span text:style-name="T48">)</text:span></text:p>
      <text:p text:style-name="P56"><text:soft-page-break/><text:tab/>posOfMin<text:span text:style-name="T41">←</text:span>getPositionOfMinimum();</text:p>
      <text:p text:style-name="P68"><text:tab/>if posOfMin != -1 <text:span text:style-name="T75">then</text:span></text:p>
      <text:p text:style-name="P78"><text:s text:c="7"/><text:tab/><text:tab/><text:span text:style-name="T75">sm.</text:span>T[posOfMin]<text:span text:style-name="T41">←</text:span><text:span text:style-name="T42">[sm.</text:span>T[posOfMin]<text:span text:style-name="T75">].</text:span>next</text:p>
      <text:p text:style-name="P68"><text:s text:c="4"/><text:span text:style-name="T75"><text:tab/>end-if</text:span></text:p>
      <text:p text:style-name="P52">end-subalgorithm</text:p>
      <text:p text:style-name="P57"><text:span text:style-name="T75">function getNodeAtMinPos(sm) is: </text:span><text:span text:style-name="T47">Complexity </text:span><text:span text:style-name="T48">Θ(</text:span><text:span text:style-name="T50">1</text:span><text:span text:style-name="T48">)</text:span></text:p>
      <text:p text:style-name="P53"><text:tab/>posOfMin<text:span text:style-name="T41">←</text:span>getPositionOfMinimum()</text:p>
      <text:p text:style-name="P78"><text:tab/><text:span text:style-name="T75">node←allocate()</text:span></text:p>
      <text:p text:style-name="P102"><text:tab/>[node].key←[sm.T[posOfMin]].key</text:p>
      <text:p text:style-name="P102"><text:tab/>[newNode].value←[sm.T[posOfMin]].value</text:p>
      <text:p text:style-name="P80"><text:tab/>[newNode].next←NIL</text:p>
      <text:p text:style-name="P78"/>
      <text:p text:style-name="P68"><text:tab/>if posOfMin != -1 <text:span text:style-name="T75">then</text:span></text:p>
      <text:p text:style-name="P78"><text:s text:c="8"/><text:tab/><text:tab/><text:span text:style-name="T75">getNodeAtMinPos←</text:span>node</text:p>
      <text:p text:style-name="P78"><text:tab/><text:span text:style-name="T75">end-if</text:span></text:p>
      <text:p text:style-name="P68"><text:s text:c="4"/><text:tab/></text:p>
      <text:p text:style-name="P78"><text:s text:c="4"/><text:tab/><text:span text:style-name="T75">getNodeAtMinPos←NIL</text:span></text:p>
      <text:p text:style-name="P80">end-function</text:p>
      <text:p text:style-name="P80"/>
      <text:p text:style-name="P95"><text:span text:style-name="T76">function averageSpentMoney(sm) is: </text:span><text:span text:style-name="T47">Complexity </text:span><text:span text:style-name="T48">Θ(n)</text:span></text:p>
      <text:p text:style-name="P81"><text:tab/>sumSpent<text:span text:style-name="T68">←</text:span>0</text:p>
      <text:p text:style-name="P81"><text:s text:c="4"/><text:tab/>peopleAtFestival<text:span text:style-name="T68">←sm.</text:span>size()</text:p>
      <text:p text:style-name="P68"><text:s text:c="4"/><text:tab/>while <text:span text:style-name="T76">[sm.</text:span>iterator<text:span text:style-name="T76">]</text:span>.getCurrent() != <text:span text:style-name="T76">NIL execute</text:span></text:p>
      <text:p text:style-name="P68"><text:s text:c="4"/><text:tab/><text:tab/>sumSpent<text:span text:style-name="T68">←sumSpent +[sm.</text:span>iterator.getCurrent()<text:span text:style-name="T76">].</text:span>value.orgMoney-<text:tab/><text:tab/><text:tab/><text:tab/><text:span text:style-name="T76">[sm.</text:span>iterator.getCurrent()<text:span text:style-name="T76">].</text:span>value.leftMoney</text:p>
      <text:p text:style-name="P68"><text:s text:c="8"/><text:tab/><text:tab/><text:span text:style-name="T76">sm.</text:span>iterator.next<text:span text:style-name="T76">()</text:span></text:p>
      <text:p text:style-name="P68"><text:s text:c="4"/><text:tab/><text:span text:style-name="T76">end-while</text:span></text:p>
      <text:p text:style-name="P79"><text:s text:c="4"/><text:tab/><text:span text:style-name="T75">averageSpentMoney←@convert to int </text:span>sumSpent/peopleAtFestival</text:p>
      <text:p text:style-name="P51">end-function</text:p>
      <text:p text:style-name="P58">function iterator(sm) is: Complexity: <text:span text:style-name="T31">ϴ(1)</text:span></text:p>
      <text:p text:style-name="P114"><text:span text:style-name="T31"><text:tab/></text:span><text:span text:style-name="T32">iterator </text:span><text:span text:style-name="T98">← </text:span><text:span text:style-name="T97">@allocate Iterator for sm</text:span></text:p>
      <text:p text:style-name="P114"><text:span text:style-name="T31">end-</text:span><text:span text:style-name="T32">function</text:span></text:p>
      <text:p text:style-name="P119"/>
      <text:p text:style-name="P111"><text:span text:style-name="T90">s</text:span><text:span text:style-name="T88">ubalgorithm destroy(sm) i</text:span><text:span text:style-name="T89">s</text:span><text:span text:style-name="T88">: </text:span><text:span text:style-name="T91">Complexity: <text:s/>ϴ(m)</text:span></text:p>
      <text:p text:style-name="P115"><text:tab/>@allocate head</text:p>
      <text:p text:style-name="P46"><text:tab/>head = <text:span text:style-name="T78">NIL</text:span>;</text:p>
      <text:p text:style-name="P115"><text:tab/>@allocate current</text:p>
      <text:p text:style-name="P46"><text:tab/><text:span text:style-name="T95">current</text:span> = <text:span text:style-name="T78">NIL</text:span>;</text:p>
      <text:p text:style-name="P107"><text:s text:c="4"/><text:tab/>posOfMin<text:span text:style-name="T68">←</text:span>getPositionOfMinimum()</text:p>
      <text:p text:style-name="P107"><text:s text:c="4"/><text:tab/>while posOfMin != -1 <text:span text:style-name="T78">execute</text:span></text:p>
      <text:p text:style-name="P107"><text:s text:c="6"/><text:tab/>if head = <text:span text:style-name="T78">NIL then</text:span></text:p>
      <text:p text:style-name="P107"><text:s text:c="12"/><text:tab/>head<text:span text:style-name="T68">←</text:span>getNodeAtMinPos()</text:p>
      <text:p text:style-name="P107"><text:s text:c="12"/><text:tab/>current<text:span text:style-name="T68">←</text:span>head</text:p>
      <text:p text:style-name="P107"><text:s text:c="8"/><text:tab/>else </text:p>
      <text:p text:style-name="P113"><text:soft-page-break/><text:span text:style-name="T92"><text:s text:c="12"/><text:tab/></text:span><text:span text:style-name="T93">[</text:span><text:span text:style-name="T92">current</text:span><text:span text:style-name="T93">].</text:span><text:span text:style-name="T92">next</text:span><text:span text:style-name="T94">←</text:span><text:span text:style-name="T92">getNodeAtMinPos()</text:span></text:p>
      <text:p text:style-name="P113"><text:span text:style-name="T92"><text:tab/>head</text:span><text:span text:style-name="T94">←</text:span><text:span text:style-name="T92">getNodeAtMinPos()</text:span></text:p>
      <text:p text:style-name="P107"><text:s text:c="12"/><text:tab/>current<text:span text:style-name="T68">←</text:span>head</text:p>
      <text:p text:style-name="P107"><text:s text:c="8"/><text:tab/>else </text:p>
      <text:p text:style-name="P107"><text:s text:c="12"/><text:tab/><text:span text:style-name="T78">[</text:span>current<text:span text:style-name="T78">].</text:span>next<text:span text:style-name="T68">←</text:span>getNodeAtMinPos()</text:p>
      <text:p text:style-name="P107"><text:s text:c="12"/><text:tab/>current<text:span text:style-name="T68">←[</text:span>current<text:span text:style-name="T78">].</text:span>next</text:p>
      <text:p text:style-name="P107"><text:s text:c="8"/><text:tab/><text:span text:style-name="T78">end-if</text:span></text:p>
      <text:p text:style-name="P107"><text:s text:c="7"/><text:tab/>deleteMinNode()</text:p>
      <text:p text:style-name="P107"><text:s text:c="8"/><text:tab/>posOfMin<text:span text:style-name="T68">←</text:span>sm.getPositionOfMinimum()</text:p>
      <text:p text:style-name="P107"><text:s text:c="4"/><text:tab/><text:span text:style-name="T78">end-while</text:span></text:p>
      <text:p text:style-name="P120">end-subalgorithm</text:p>
      <text:p text:style-name="P116"/>
      <text:p text:style-name="P39"><text:span text:style-name="T44">Iterator</text:span><text:span text:style-name="T37"> </text:span><text:span text:style-name="T45">P</text:span><text:span text:style-name="T37">seudocod </text:span></text:p>
      <text:p text:style-name="P37"><text:span text:style-name="T44">subalgorithm init(sm, it) </text:span><text:span text:style-name="T50">is: Complexity <text:s/></text:span><text:span text:style-name="T85">ϴ(m)</text:span></text:p>
      <text:p text:style-name="P38"><text:tab/>@allocate sm</text:p>
      <text:p text:style-name="P68"><text:s text:c="3"/><text:tab/><text:span text:style-name="T78">it.</text:span>list.head = <text:span text:style-name="T78">NIL</text:span>;</text:p>
      <text:p text:style-name="P82"><text:s text:c="4"/><text:tab/>posOfMin<text:span text:style-name="T68">←</text:span>sm.getPositionOfMinimum()</text:p>
      <text:p text:style-name="P68"><text:s text:c="4"/><text:tab/>while posOfMin != -1 <text:span text:style-name="T78">execute</text:span></text:p>
      <text:p text:style-name="P68"><text:s text:c="6"/><text:tab/>if <text:span text:style-name="T78">it.</text:span>list.head = <text:span text:style-name="T78">NIL then</text:span></text:p>
      <text:p text:style-name="P68"><text:tab/></text:p>
      <text:p text:style-name="P82"><text:s text:c="12"/><text:tab/><text:span text:style-name="T78">it.</text:span>list.head<text:span text:style-name="T68">←</text:span>sm.getNodeAtMinPos()</text:p>
      <text:p text:style-name="P82"><text:s text:c="12"/><text:tab/><text:span text:style-name="T78">it.</text:span>current<text:span text:style-name="T68">←it.</text:span>list.head</text:p>
      <text:p text:style-name="P68"><text:s text:c="8"/><text:tab/>else </text:p>
      <text:p text:style-name="P82"><text:s text:c="12"/><text:tab/><text:span text:style-name="T78">[it.</text:span>current<text:span text:style-name="T78">].</text:span>next<text:span text:style-name="T68">←</text:span>sm.getNodeAtMinPos()</text:p>
      <text:p text:style-name="P82"><text:s text:c="12"/><text:tab/><text:span text:style-name="T78">it.</text:span>current<text:span text:style-name="T68">←[it.</text:span>current<text:span text:style-name="T78">].</text:span>next</text:p>
      <text:p text:style-name="P68"><text:s text:c="8"/><text:tab/><text:span text:style-name="T78">end-if</text:span></text:p>
      <text:p text:style-name="P68"><text:s text:c="7"/><text:tab/>sm.deleteMinNode()</text:p>
      <text:p text:style-name="P82"><text:s text:c="8"/><text:tab/>posOfMin<text:span text:style-name="T68">←</text:span>sm.getPositionOfMinimum()</text:p>
      <text:p text:style-name="P68"><text:s text:c="4"/><text:tab/><text:span text:style-name="T78">end-while</text:span></text:p>
      <text:p text:style-name="P82"><text:s text:c="4"/><text:tab/><text:span text:style-name="T78">it.</text:span>current<text:span text:style-name="T68">←it.</text:span>list.head</text:p>
      <text:p text:style-name="P83">end-subalgorithm</text:p>
      <text:p text:style-name="P68"/>
      <text:p text:style-name="P68"><text:span text:style-name="T78">function </text:span>valid(<text:span text:style-name="T78">it</text:span>)</text:p>
      <text:p text:style-name="P82"><text:span text:style-name="T78"><text:tab/>valid←it.</text:span>current != <text:span text:style-name="T78">NIL</text:span></text:p>
      <text:p text:style-name="P83">end-function</text:p>
      <text:p text:style-name="P82"/>
      <text:p text:style-name="P96"><text:span text:style-name="T78">subalgorithm </text:span>next(<text:span text:style-name="T78">it</text:span>) <text:span text:style-name="T50">is: Complexity <text:s/></text:span><text:span text:style-name="T85">ϴ(1)</text:span></text:p>
      <text:p text:style-name="P68"><text:tab/>if valid(<text:span text:style-name="T78">it</text:span>) <text:span text:style-name="T78">then</text:span></text:p>
      <text:p text:style-name="P82"><text:s text:c="8"/><text:tab/><text:tab/><text:span text:style-name="T78">it.</text:span>current<text:span text:style-name="T68">←[it.</text:span>current<text:span text:style-name="T78">]</text:span>-&gt;next</text:p>
      <text:p text:style-name="P83"><text:tab/><text:span text:style-name="T84">end-if</text:span></text:p>
      <text:p text:style-name="P83">end-subalgorithm</text:p>
      <text:p text:style-name="P83"/>
      <text:p text:style-name="P96"><text:span text:style-name="T78">function </text:span>getCurrent(<text:span text:style-name="T78">it</text:span>) <text:span text:style-name="T50">is: Complexity <text:s/></text:span><text:span text:style-name="T85">ϴ(1)</text:span></text:p>
      <text:p text:style-name="P82"><text:s text:c="4"/><text:span text:style-name="T78">getCurrent←it.</text:span>current</text:p>
      <text:p text:style-name="P83">end-function</text:p>
      <text:p text:style-name="P83"/>
      <text:p text:style-name="P44"/>
      <text:p text:style-name="P86"><text:soft-page-break/></text:p>
      <text:p text:style-name="P110">UI Pseudocod</text:p>
      <text:p text:style-name="P83"/>
      <text:p text:style-name="P85"><text:span text:style-name="T79">subalgorithm init</text:span>(<text:span text:style-name="T79">ui, </text:span>sortedMap<text:span text:style-name="T79">) is:</text:span> <text:span text:style-name="T50">Complexity <text:s/></text:span><text:span text:style-name="T85">ϴ(</text:span><text:span text:style-name="T86">1</text:span><text:span text:style-name="T85">)</text:span></text:p>
      <text:p text:style-name="P84"><text:tab/><text:span text:style-name="T79">@allocate sorted map</text:span></text:p>
      <text:p text:style-name="P87">end-subalgorithm</text:p>
      <text:p text:style-name="P87"/>
      <text:p text:style-name="P97"><text:span text:style-name="T79">subalgorithm </text:span>run(<text:span text:style-name="T79">ui</text:span>) <text:span text:style-name="T79">is: </text:span><text:span text:style-name="T50">Complexity <text:s/></text:span><text:span text:style-name="T85">ϴ(</text:span><text:span text:style-name="T86">1</text:span><text:span text:style-name="T85">)</text:span></text:p>
      <text:p text:style-name="P88"><text:span text:style-name="T79"><text:tab/></text:span>while true <text:span text:style-name="T79">execute</text:span></text:p>
      <text:p text:style-name="P68"><text:s text:c="6"/><text:tab/><text:tab/>printMenu(<text:span text:style-name="T79">ui</text:span>)</text:p>
      <text:p text:style-name="P88"><text:s text:c="8"/><text:tab/><text:tab/>op<text:span text:style-name="T68">←0</text:span></text:p>
      <text:p text:style-name="P68"><text:s text:c="8"/><text:tab/><text:tab/><text:span text:style-name="T80">@print </text:span>Input option</text:p>
      <text:p text:style-name="P68"><text:s text:c="8"/><text:tab/><text:tab/><text:span text:style-name="T80">@read from keyboard </text:span>op</text:p>
      <text:p text:style-name="P68"><text:s text:c="4"/></text:p>
      <text:p text:style-name="P68"><text:s text:c="6"/><text:tab/><text:tab/><text:span text:style-name="T80">i</text:span>f op = 0 <text:span text:style-name="T80">then</text:span></text:p>
      <text:p text:style-name="P68"><text:s text:c="6"/><text:tab/><text:tab/><text:tab/>break</text:p>
      <text:p text:style-name="P68"><text:tab/><text:tab/><text:span text:style-name="T80">end-if</text:span></text:p>
      <text:p text:style-name="P88"><text:s text:c="6"/><text:tab/><text:tab/>if op = <text:span text:style-name="T80">1</text:span> <text:span text:style-name="T80">then</text:span></text:p>
      <text:p text:style-name="P89"><text:tab/><text:tab/><text:tab/>displayAllUI(ui)</text:p>
      <text:p text:style-name="P89"><text:tab/><text:tab/>end-if</text:p>
      <text:p text:style-name="P89"><text:tab/><text:tab/>if op = 2 then</text:p>
      <text:p text:style-name="P89"><text:tab/><text:tab/><text:tab/> addUI(ui)</text:p>
      <text:p text:style-name="P89"><text:tab/><text:tab/>end-if</text:p>
      <text:p text:style-name="P89"><text:tab/><text:tab/>if op = 3 then</text:p>
      <text:p text:style-name="P88"><text:s text:c="6"/><text:tab/> <text:s text:c="4"/><text:tab/><text:tab/><text:span text:style-name="T80">removeUI(ui)</text:span></text:p>
      <text:p text:style-name="P89"><text:tab/><text:tab/>end-if</text:p>
      <text:p text:style-name="P89"><text:tab/><text:tab/>if op = 4 then</text:p>
      <text:p text:style-name="P88"><text:s text:c="6"/><text:tab/> <text:s text:c="4"/><text:tab/><text:tab/><text:span text:style-name="T80">searchUI(ui)</text:span></text:p>
      <text:p text:style-name="P89"><text:tab/><text:tab/>end-if</text:p>
      <text:p text:style-name="P89"><text:tab/><text:tab/>if op = 5 then</text:p>
      <text:p text:style-name="P88"><text:s text:c="6"/><text:tab/> <text:s text:c="4"/><text:tab/><text:tab/><text:span text:style-name="T80">averageMoneySpentUI(ui)</text:span></text:p>
      <text:p text:style-name="P89"><text:tab/><text:tab/>end-if</text:p>
      <text:p text:style-name="P89"><text:tab/>end-while</text:p>
      <text:p text:style-name="P89">end-subalgorithm</text:p>
      <text:p text:style-name="P87"/>
      <text:p text:style-name="P97"><text:span text:style-name="T79">subalgoritm </text:span>printMenu(<text:span text:style-name="T79">ui</text:span>) <text:span text:style-name="T87">is: </text:span><text:span text:style-name="T50">Complexity <text:s/></text:span><text:span text:style-name="T85">ϴ(</text:span><text:span text:style-name="T86">1</text:span><text:span text:style-name="T85">)</text:span></text:p>
      <text:p text:style-name="P68"><text:s text:c="2"/><text:tab/><text:span text:style-name="T81">@print </text:span>Menu Options</text:p>
      <text:p text:style-name="P68"><text:s text:c="4"/><text:tab/><text:span text:style-name="T81">@print </text:span>- press 1 to display all the people at the festival</text:p>
      <text:p text:style-name="P68"><text:s text:c="4"/><text:tab/><text:span text:style-name="T81">@print</text:span> - press 2 for add</text:p>
      <text:p text:style-name="P91"><text:s text:c="4"/><text:tab/><text:span text:style-name="T81">@print</text:span> - press 3 for remove</text:p>
      <text:p text:style-name="P91"><text:s text:c="4"/><text:tab/><text:span text:style-name="T81">@print</text:span> - press 4 for search</text:p>
      <text:p text:style-name="P91"><text:s text:c="4"/><text:tab/><text:span text:style-name="T81">@print</text:span> - press 5 for average sum of money spent</text:p>
      <text:p text:style-name="P91"><text:s text:c="4"/><text:tab/><text:span text:style-name="T81">@print</text:span> - press 0 for exit</text:p>
      <text:p text:style-name="P90">end-subalgorithm</text:p>
      <text:p text:style-name="P68"/>
      <text:p text:style-name="P97"><text:span text:style-name="T81">subalgorithm </text:span>addUI(<text:span text:style-name="T81">ui</text:span>) <text:span text:style-name="T87">is: </text:span><text:span text:style-name="T50">Complexity <text:s/></text:span><text:span text:style-name="T85">ϴ(</text:span><text:span text:style-name="T86">1</text:span><text:span text:style-name="T85">)</text:span></text:p>
      <text:p text:style-name="P91"><text:s text:c="3"/><text:tab/> <text:span text:style-name="T81">@print </text:span>Code: </text:p>
      <text:p text:style-name="P68"><text:s text:c="3"/><text:tab/> <text:span text:style-name="T81">@read from keyboard code</text:span></text:p>
      <text:p text:style-name="P91"><text:s text:c="3"/><text:tab/> <text:span text:style-name="T81">@print </text:span>Original sum of money:</text:p>
      <text:p text:style-name="P91"><text:s text:c="3"/><text:tab/> <text:span text:style-name="T81">@read from keyboard orgMoney</text:span></text:p>
      <text:p text:style-name="P68"><text:soft-page-break/><text:s text:c="3"/><text:tab/> <text:span text:style-name="T81">@print </text:span>Money left:</text:p>
      <text:p text:style-name="P91"><text:s text:c="3"/><text:tab/> <text:span text:style-name="T81">@read from keyboard leftMoney</text:span></text:p>
      <text:p text:style-name="P91"><text:s text:c="3"/><text:tab/> tValue<text:span text:style-name="T68">←ui.</text:span>sortedMap.search(code)</text:p>
      <text:p text:style-name="P68"><text:s text:c="3"/><text:tab/> if tValue.orgMoney != 0 <text:span text:style-name="T81">or</text:span> tValue.leftMoney != 0 <text:span text:style-name="T81">then</text:span></text:p>
      <text:p text:style-name="P68"><text:s text:c="2"/><text:tab/><text:tab/><text:span text:style-name="T81">@print </text:span>A person with the same code already is at the festival!</text:p>
      <text:p text:style-name="P68"><text:s text:c="4"/><text:tab/>else</text:p>
      <text:p text:style-name="P68"><text:s text:c="8"/><text:tab/><text:tab/>if <text:span text:style-name="T81">ui.</text:span>sortedMap.size(<text:span text:style-name="T81">ui</text:span>)&lt;=10 <text:span text:style-name="T81">then</text:span></text:p>
      <text:p text:style-name="P91"><text:s text:c="12"/><text:tab/><text:tab/>orgMoney<text:span text:style-name="T68">←@convert to int </text:span>10 * orgMoney/100 + orgMoney</text:p>
      <text:p text:style-name="P68"><text:s text:c="12"/><text:tab/><text:tab/><text:span text:style-name="T81">@print </text:span>Congradulations! You are in the first 10 people to enter the festival so you get a bonus!</text:p>
      <text:p text:style-name="P68"><text:s text:c="8"/><text:tab/><text:tab/><text:span text:style-name="T81">end-if</text:span></text:p>
      <text:p text:style-name="P68"><text:s text:c="4"/><text:tab/><text:span text:style-name="T81">end-if</text:span></text:p>
      <text:p text:style-name="P68"><text:s text:c="4"/><text:tab/><text:span text:style-name="T81">ui.</text:span>sortedMap.add(code, TValue{orgMoney, leftMoney})</text:p>
      <text:p text:style-name="P92">end-subalgorithm</text:p>
      <text:p text:style-name="P92"/>
      <text:p text:style-name="P97"><text:span text:style-name="T81">subalgorithm </text:span>removeUI(<text:span text:style-name="T81">ui</text:span>) <text:span text:style-name="T87">is: </text:span><text:span text:style-name="T50">Complexity <text:s/></text:span><text:span text:style-name="T85">ϴ(</text:span><text:span text:style-name="T86">1</text:span><text:span text:style-name="T85">)</text:span></text:p>
      <text:p text:style-name="P68"><text:s text:c="4"/><text:tab/><text:span text:style-name="T81">@print </text:span>Code: </text:p>
      <text:p text:style-name="P91"><text:s text:c="4"/><text:tab/><text:span text:style-name="T81">@read from keyboard code</text:span></text:p>
      <text:p text:style-name="P91"><text:s text:c="4"/><text:tab/>tValue<text:span text:style-name="T68">←ui.</text:span>sortedMap.<text:span text:style-name="T96">remove</text:span>(code)</text:p>
      <text:p text:style-name="P68"><text:s text:c="4"/><text:tab/>if tValue.orgMoney = 0 <text:span text:style-name="T81">and</text:span> tValue.leftMoney = 0 <text:span text:style-name="T81">then</text:span></text:p>
      <text:p text:style-name="P68"><text:s text:c="4"/><text:tab/><text:tab/><text:span text:style-name="T81">@print </text:span>No person with such code is at the festival!</text:p>
      <text:p text:style-name="P68"><text:tab/><text:span text:style-name="T96">else</text:span></text:p>
      <text:p text:style-name="P108"><text:tab/><text:tab/><text:span text:style-name="T81">@print </text:span>Th<text:span text:style-name="T96">e</text:span> person <text:span text:style-name="T96">which </text:span>originaly had tValue.orgMoney and has spent tValue.leftMoney <text:span text:style-name="T96">was deleted</text:span>.</text:p>
      <text:p text:style-name="P68"><text:s text:c="4"/><text:tab/><text:span text:style-name="T81">end-if</text:span></text:p>
      <text:p text:style-name="P68"><text:s text:c="4"/><text:tab/><text:span text:style-name="T81">ui.</text:span>sortedMap.remove(code);</text:p>
      <text:p text:style-name="P93">end-subalgorithm</text:p>
      <text:p text:style-name="P68"/>
      <text:p text:style-name="P97"><text:span text:style-name="T81">subalgorithm </text:span>searchUI(<text:span text:style-name="T81">ui</text:span>) <text:span text:style-name="T82">is: </text:span><text:span text:style-name="T50">Complexity <text:s/></text:span><text:span text:style-name="T85">ϴ(</text:span><text:span text:style-name="T86">1</text:span><text:span text:style-name="T85">)</text:span></text:p>
      <text:p text:style-name="P91"><text:span text:style-name="T81"><text:tab/>@print </text:span>Code: </text:p>
      <text:p text:style-name="P91"><text:s text:c="4"/><text:tab/><text:span text:style-name="T81">@read from keyboard code</text:span></text:p>
      <text:p text:style-name="P91"><text:s text:c="4"/><text:tab/><text:span text:style-name="T81">t</text:span>Value<text:span text:style-name="T68">←ui.</text:span>sortedMap.search(code)</text:p>
      <text:p text:style-name="P68"><text:s text:c="4"/><text:tab/>if tValue.orgMoney = 0 <text:span text:style-name="T81">and </text:span>tValue.leftMoney = 0</text:p>
      <text:p text:style-name="P68"><text:s text:c="4"/><text:tab/><text:tab/><text:span text:style-name="T81">@print </text:span>No person with such code is at the festival!</text:p>
      <text:p text:style-name="P68"><text:s text:c="4"/><text:tab/>else</text:p>
      <text:p text:style-name="P68"><text:s text:c="4"/><text:tab/> <text:s text:c="3"/><text:tab/><text:span text:style-name="T81">@print </text:span>This person originaly had tValue.orgMoney and has spent tValue.leftMoney.</text:p>
      <text:p text:style-name="P68"><text:tab/><text:span text:style-name="T84">end-if</text:span></text:p>
      <text:p text:style-name="P93">end-subalgorithm</text:p>
      <text:p text:style-name="P68"/>
      <text:p text:style-name="P97"><text:span text:style-name="T81">subalgorithm </text:span>displayAllUI(<text:span text:style-name="T82">ui</text:span>) <text:span text:style-name="T82">is: </text:span><text:span text:style-name="T50">Complexity <text:s/></text:span><text:span text:style-name="T85">ϴ(</text:span><text:span text:style-name="T86">n</text:span><text:span text:style-name="T85">)</text:span></text:p>
      <text:p text:style-name="P68"><text:s text:c="4"/><text:tab/>Iterator iterator1{<text:span text:style-name="T82">ui.</text:span>sortedMap}</text:p>
      <text:p text:style-name="P68"><text:s text:c="4"/><text:tab/>while <text:span text:style-name="T82">valid</text:span>(<text:span text:style-name="T82">iterator1</text:span>) != <text:span text:style-name="T82">NIL execute</text:span></text:p>
      <text:p text:style-name="P68"><text:s text:c="4"/><text:tab/><text:tab/><text:span text:style-name="T82">@print </text:span>Person code: <text:span text:style-name="T82">[</text:span>getCurrent(<text:span text:style-name="T82">interator1</text:span>)<text:span text:style-name="T82">]</text:span>.key</text:p>
      <text:p text:style-name="P68"><text:s text:c="4"/><text:tab/> <text:s text:c="3"/><text:tab/><text:span text:style-name="T82">@print </text:span>Original sum of money: <text:span text:style-name="T82">[</text:span>getCurrent(<text:span text:style-name="T82">iterator1</text:span>)<text:span text:style-name="T82">]</text:span>.value.orgMoney</text:p>
      <text:p text:style-name="P68"><text:s text:c="8"/><text:tab/><text:tab/><text:span text:style-name="T82">@print </text:span>Money left: <text:span text:style-name="T82">[</text:span>getCurrent(<text:span text:style-name="T82">iterator1</text:span>)<text:span text:style-name="T82">].</text:span>value.leftMoney</text:p>
      <text:p text:style-name="P68"><text:s text:c="8"/><text:tab/><text:tab/><text:span text:style-name="T82">@print newline</text:span></text:p>
      <text:p text:style-name="P68"><text:s text:c="8"/><text:tab/><text:tab/>next(<text:span text:style-name="T82">iterator1</text:span>)</text:p>
      <text:p text:style-name="P68"><text:s text:c="4"/><text:tab/><text:span text:style-name="T82">end-while</text:span></text:p>
      <text:p text:style-name="P106">end-subalgorithm</text:p>
      <text:p text:style-name="P68"/>
      <text:p text:style-name="P97"><text:soft-page-break/><text:span text:style-name="T82">subalgorithm </text:span>averageMoneySpentUI(<text:span text:style-name="T82">ui</text:span>) <text:span text:style-name="T87">is: </text:span><text:span text:style-name="T50">Complexity <text:s/></text:span><text:span text:style-name="T85">ϴ(</text:span><text:span text:style-name="T86">1</text:span><text:span text:style-name="T85">)</text:span></text:p>
      <text:p text:style-name="P68"><text:span text:style-name="T82"><text:tab/>@print </text:span>On an average a person spends sortedMap.averageSpentMoney() dollars.</text:p>
      <text:p text:style-name="P54">end-subalgorithm</text:p>
      <text:p text:style-name="P109"/>
      <text:p text:style-name="P64">Tests for ADT</text:p>
      <text:p text:style-name="P48"><text:span text:style-name="T101">class </text:span><text:span text:style-name="T103">Tests </text:span>{</text:p>
      <text:p text:style-name="P67"><text:span text:style-name="T101">public</text:span>:</text:p>
      <text:p text:style-name="P66"><text:s text:c="4"/><text:span text:style-name="T102">static void </text:span><text:span text:style-name="T69">testSortedMap();</text:span></text:p>
      <text:p text:style-name="P66"><text:s text:c="4"/><text:span text:style-name="T102">static void </text:span><text:span text:style-name="T69">testAll();</text:span></text:p>
      <text:p text:style-name="P47">};</text:p>
      <text:p text:style-name="P47"><text:span text:style-name="T99">#include </text:span><text:span text:style-name="T100">"Tests.h"</text:span></text:p>
      <text:p text:style-name="P67"><text:span text:style-name="T99">#include </text:span><text:span text:style-name="T100">"SortedMap.h"</text:span></text:p>
      <text:p text:style-name="P67"><text:span text:style-name="T99">#include </text:span><text:span text:style-name="T100">&lt;assert.h&gt;</text:span></text:p>
      <text:p text:style-name="P67"><text:span text:style-name="T101">void </text:span><text:span text:style-name="T103">Tests</text:span>::testSortedMap() {</text:p>
      <text:p text:style-name="P66"><text:s text:c="4"/><text:span text:style-name="T104">SortedMap </text:span><text:span text:style-name="T69">sortedMap{</text:span><text:span text:style-name="T105">10</text:span><text:span text:style-name="T69">};</text:span></text:p>
      <text:p text:style-name="P66"><text:s text:c="4"/><text:span text:style-name="T107">//test add</text:span></text:p>
      <text:p text:style-name="P66"><text:span text:style-name="T106"><text:s text:c="4"/></text:span><text:span text:style-name="T108">assert</text:span><text:span text:style-name="T69">(sortedMap.size() == </text:span><text:span text:style-name="T105">6</text:span><text:span text:style-name="T69">);</text:span></text:p>
      <text:p text:style-name="P66"><text:s text:c="4"/><text:span text:style-name="T69">sortedMap.add(</text:span><text:span text:style-name="T105">435</text:span><text:span text:style-name="T69">, TValue{</text:span><text:span text:style-name="T105">500</text:span><text:span text:style-name="T69">, </text:span><text:span text:style-name="T105">4</text:span><text:span text:style-name="T69">});</text:span></text:p>
      <text:p text:style-name="P66"><text:s text:c="4"/><text:span text:style-name="T108">assert</text:span><text:span text:style-name="T69">(sortedMap.size() == </text:span><text:span text:style-name="T105">6</text:span><text:span text:style-name="T69">);</text:span></text:p>
      <text:p text:style-name="P66"><text:s text:c="4"/><text:span text:style-name="T69">sortedMap.add(</text:span><text:span text:style-name="T105">656</text:span><text:span text:style-name="T69">, TValue{</text:span><text:span text:style-name="T105">100</text:span><text:span text:style-name="T69">, </text:span><text:span text:style-name="T105">40</text:span><text:span text:style-name="T69">});</text:span></text:p>
      <text:p text:style-name="P66"><text:s text:c="4"/><text:span text:style-name="T108">assert</text:span><text:span text:style-name="T69">(sortedMap.size() == </text:span><text:span text:style-name="T105">7</text:span><text:span text:style-name="T69">);</text:span></text:p>
      <text:p text:style-name="P66"><text:s text:c="4"/><text:span text:style-name="T69">sortedMap.add(</text:span><text:span text:style-name="T105">101</text:span><text:span text:style-name="T69">, TValue{</text:span><text:span text:style-name="T105">120</text:span><text:span text:style-name="T69">, </text:span><text:span text:style-name="T105">30</text:span><text:span text:style-name="T69">});</text:span></text:p>
      <text:p text:style-name="P66"><text:s text:c="4"/><text:span text:style-name="T108">assert</text:span><text:span text:style-name="T69">(sortedMap.size() == </text:span><text:span text:style-name="T105">8</text:span><text:span text:style-name="T69">);</text:span></text:p>
      <text:p text:style-name="P66"><text:s text:c="4"/><text:span text:style-name="T69">sortedMap.add(</text:span><text:span text:style-name="T105">231</text:span><text:span text:style-name="T69">, TValue{</text:span><text:span text:style-name="T105">100</text:span><text:span text:style-name="T69">, </text:span><text:span text:style-name="T105">40</text:span><text:span text:style-name="T69">});</text:span></text:p>
      <text:p text:style-name="P66"><text:s text:c="4"/><text:span text:style-name="T108">assert</text:span><text:span text:style-name="T69">(sortedMap.size() == </text:span><text:span text:style-name="T105">9</text:span><text:span text:style-name="T69">);</text:span></text:p>
      <text:p text:style-name="P66"><text:s text:c="4"/><text:span text:style-name="T69">sortedMap.add(</text:span><text:span text:style-name="T105">235</text:span><text:span text:style-name="T69">, TValue{</text:span><text:span text:style-name="T105">100</text:span><text:span text:style-name="T69">, </text:span><text:span text:style-name="T105">40</text:span><text:span text:style-name="T69">});</text:span></text:p>
      <text:p text:style-name="P66"><text:s text:c="4"/><text:span text:style-name="T108">assert</text:span><text:span text:style-name="T69">(sortedMap.size() == </text:span><text:span text:style-name="T105">10</text:span><text:span text:style-name="T69">);</text:span></text:p>
      <text:p text:style-name="P66"><text:s text:c="4"/><text:span text:style-name="T107">//test remove</text:span></text:p>
      <text:p text:style-name="P66"><text:span text:style-name="T106"><text:s text:c="4"/></text:span><text:span text:style-name="T69">sortedMap.remove(</text:span><text:span text:style-name="T105">777</text:span><text:span text:style-name="T69">);</text:span></text:p>
      <text:p text:style-name="P66"><text:s text:c="4"/><text:span text:style-name="T108">assert</text:span><text:span text:style-name="T69">(sortedMap.size() == </text:span><text:span text:style-name="T105">10</text:span><text:span text:style-name="T69">);</text:span></text:p>
      <text:p text:style-name="P66"><text:s text:c="4"/><text:span text:style-name="T69">sortedMap.remove(</text:span><text:span text:style-name="T105">101</text:span><text:span text:style-name="T69">);</text:span></text:p>
      <text:p text:style-name="P66"><text:s text:c="4"/><text:span text:style-name="T108">assert</text:span><text:span text:style-name="T69">(sortedMap.size() == </text:span><text:span text:style-name="T105">9</text:span><text:span text:style-name="T69">);</text:span></text:p>
      <text:p text:style-name="P66"><text:s text:c="4"/><text:span text:style-name="T69">sortedMap.remove(</text:span><text:span text:style-name="T105">231</text:span><text:span text:style-name="T69">);</text:span></text:p>
      <text:p text:style-name="P66"><text:s text:c="4"/><text:span text:style-name="T108">assert</text:span><text:span text:style-name="T69">(sortedMap.size() == </text:span><text:span text:style-name="T105">8</text:span><text:span text:style-name="T69">);</text:span></text:p>
      <text:p text:style-name="P66"><text:s text:c="4"/><text:span text:style-name="T69">sortedMap.remove(</text:span><text:span text:style-name="T105">235</text:span><text:span text:style-name="T69">);</text:span></text:p>
      <text:p text:style-name="P66"><text:s text:c="4"/><text:span text:style-name="T108">assert</text:span><text:span text:style-name="T69">(sortedMap.size() == </text:span><text:span text:style-name="T105">7</text:span><text:span text:style-name="T69">);</text:span></text:p>
      <text:p text:style-name="P66"><text:s text:c="4"/><text:span text:style-name="T107">//test search</text:span></text:p>
      <text:p text:style-name="P66"><text:span text:style-name="T106"><text:s text:c="4"/></text:span><text:span text:style-name="T104">TValue </text:span><text:span text:style-name="T69">tValue=sortedMap.search(</text:span><text:span text:style-name="T105">435</text:span><text:span text:style-name="T69">);</text:span></text:p>
      <text:p text:style-name="P66"><text:s text:c="4"/><text:span text:style-name="T108">assert</text:span><text:span text:style-name="T69">(tValue.</text:span><text:span text:style-name="T109">orgMoney</text:span><text:span text:style-name="T69">==</text:span><text:span text:style-name="T105">500 </text:span><text:span text:style-name="T69">&amp;&amp; tValue.</text:span><text:span text:style-name="T109">leftMoney</text:span><text:span text:style-name="T69">==</text:span><text:span text:style-name="T105">4</text:span><text:span text:style-name="T69">);</text:span></text:p>
      <text:p text:style-name="P66"><text:s text:c="4"/><text:span text:style-name="T104">TValue </text:span><text:span text:style-name="T69">tValue1=sortedMap.search(</text:span><text:span text:style-name="T105">235</text:span><text:span text:style-name="T69">);</text:span></text:p>
      <text:p text:style-name="P66"><text:s text:c="4"/><text:span text:style-name="T108">assert</text:span><text:span text:style-name="T69">(tValue1.</text:span><text:span text:style-name="T109">orgMoney</text:span><text:span text:style-name="T69">==</text:span><text:span text:style-name="T105">0 </text:span><text:span text:style-name="T69">&amp;&amp; tValue1.</text:span><text:span text:style-name="T109">leftMoney</text:span><text:span text:style-name="T69">==</text:span><text:span text:style-name="T105">0</text:span><text:span text:style-name="T69">);</text:span></text:p>
      <text:p text:style-name="P66"><text:s text:c="4"/><text:span text:style-name="T107">//test averageSpentMoney</text:span></text:p>
      <text:p text:style-name="P66"><text:span text:style-name="T106"><text:s text:c="4"/></text:span><text:span text:style-name="T102">int </text:span><text:span text:style-name="T69">avg = sortedMap.averageSpentMoney();</text:span></text:p>
      <text:p text:style-name="P66"><text:s text:c="4"/><text:span text:style-name="T108">assert</text:span><text:span text:style-name="T69">(avg==</text:span><text:span text:style-name="T105">255</text:span><text:span text:style-name="T69">);</text:span></text:p>
      <text:p text:style-name="P67">}</text:p>
      <text:p text:style-name="P67"><text:span text:style-name="T101">void </text:span><text:span text:style-name="T103">Tests</text:span>::testAll() {</text:p>
      <text:p text:style-name="P66"><text:s text:c="4"/><text:span text:style-name="T69">testSortedMap();</text:span></text:p>
      <text:p text:style-name="P47">}</text:p>
      <text:p text:style-name="P47"/>
      <text:p text:style-name="P47"/>
      <text:p text:style-name="P47"/>
      <text:p text:style-name="P63"><text:soft-page-break/><text:span text:style-name="T37">Complexity analysis for </text:span><text:span text:style-name="T49">add function of ADT</text:span></text:p>
      <text:p text:style-name="P61">The function add receives a key and a value.</text:p>
      <text:p text:style-name="P59"><text:span text:style-name="T57">We compute the key of the hash table using hashable function h(key): </text:span><text:span text:style-name="T55">complexity </text:span><text:span text:style-name="T54">of </text:span><text:span text:style-name="T57">ϴ(1) ).</text:span></text:p>
      <text:p text:style-name="P61">We check if there are elements with the same key in the hash table. </text:p>
      <text:p text:style-name="P59"><text:span text:style-name="T57">If there are no </text:span><text:span text:style-name="T58">elements with the same key we add a node containing the key and value to the corresponding position in the hash table </text:span><text:span text:style-name="T56">(BC: </text:span><text:span text:style-name="T58">ϴ(1) )</text:span></text:p>
      <text:p text:style-name="P62">Otherwise, if there are elements then we have three cases:</text:p>
      <text:p text:style-name="P62"><text:tab/>1. The element added is the first element of the SLL of that key of the hash table.</text:p>
      <text:p text:style-name="P62"><text:tab/>2. The element must be added <text:s/>in the middle of the SLL of that key of the hash table.</text:p>
      <text:p text:style-name="P62"><text:tab/>3. The element added is the last element of the SLL of that key of the hash table.</text:p>
      <text:p text:style-name="P60"><text:span text:style-name="T57">In case all elements of the SortedMap hashed to the same key that we have a WC: </text:span><text:span text:style-name="T59">ϴ(</text:span><text:span text:style-name="T57">n</text:span><text:span text:style-name="T59">), </text:span><text:span text:style-name="T57">n being the number of elements of the SortedMap.</text:span></text:p>
      <text:p text:style-name="P62">Computations for AC:</text:p>
      <text:p text:style-name="P112">1*n + 2*n +…+n*n = (1 + 2 + .. + n) / n = n * (n+1) / 2 * n = (n + 1) / 2 = n =&gt; AC: ϴ(n)</text:p>
      <text:p text:style-name="P112"/>
      <text:p text:style-name="P112">Overall Complexity: ϴ(n)</text:p>
      <text:p text:style-name="P6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mbria Math" svg:font-family="'Cambria Math'"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7137c" officeooo:paragraph-rsid="0037137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icu Elena – Sanda<text:tab/><text:tab/>Group 914/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01:36:08.807382194</meta:creation-date>
    <dc:date>2018-06-19T11:51:16.482901547</dc:date>
    <meta:editing-duration>PT2H17M21S</meta:editing-duration>
    <meta:editing-cycles>15</meta:editing-cycles>
    <meta:generator>LibreOffice/5.1.6.2$Linux_X86_64 LibreOffice_project/10m0$Build-2</meta:generator>
    <meta:print-date>2018-06-08T10:02:39.210633894</meta:print-date>
    <meta:document-statistic meta:table-count="0" meta:image-count="0" meta:object-count="0" meta:page-count="12" meta:paragraph-count="438" meta:word-count="1938" meta:character-count="15013" meta:non-whitespace-character-count="11765"/>
  </office:meta>
</office:document-meta>
</file>